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0100008D2E00004F60669C9559.svg" manifest:media-type=""/>
  <manifest:file-entry manifest:full-path="Pictures/1000000000000556000003007B1900BC.png" manifest:media-type=""/>
  <manifest:file-entry manifest:full-path="Pictures/1000000000000CEC000009B10DB262C2.png" manifest:media-type=""/>
  <manifest:file-entry manifest:full-path="Pictures/1000000000000898000006720E7E3688.jpg" manifest:media-type=""/>
  <manifest:file-entry manifest:full-path="Pictures/10000000000003C0000002D050F59DF3.jp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bottom" draw:auto-grow-height="false" fo:padding-top="0.125cm" fo:padding-bottom="0cm" fo:padding-left="0cm" fo:padding-right="0.127cm" fo:wrap-option="wrap"/>
    </style:style>
    <style:style style:name="gr2" style:family="graphic" style:parent-style-name="standard">
      <style:graphic-properties draw:stroke="none" svg:stroke-width="0cm" draw:fill="none" draw:textarea-vertical-align="top" draw:auto-grow-height="false" fo:padding-top="0cm" fo:padding-bottom="0.125cm" fo:padding-left="0.25cm" fo:padding-right="0.25cm" fo:wrap-option="wrap"/>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graphic-properties style:protect="size"/>
    </style:style>
    <style:style style:name="gr5" style:family="graphic" style:parent-style-name="standard">
      <style:graphic-properties draw:stroke="none" svg:stroke-width="0cm" draw:fill="none" draw:textarea-vertical-align="top" draw:auto-grow-height="false" fo:padding-top="0.125cm" fo:padding-bottom="0.125cm" fo:padding-left="0cm" fo:padding-right="0.127cm" fo:wrap-option="wrap"/>
    </style:style>
    <style:style style:name="gr6" style:family="graphic" style:parent-style-name="standard">
      <style:graphic-properties draw:stroke="none" svg:stroke-width="0cm" draw:fill="none" draw:textarea-vertical-align="bottom" draw:auto-grow-height="false" fo:padding-top="0.125cm" fo:padding-bottom="0.125cm" fo:padding-left="0.051cm" fo:padding-right="0.127cm" fo:wrap-option="wrap"/>
    </style:style>
    <style:style style:name="gr7"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fo:padding-top="0.051cm" fo:padding-bottom="0.051cm" fo:padding-left="0.051cm" fo:padding-right="0.051cm" fo:wrap-option="wrap"/>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stroke="none" svg:stroke-width="0cm" draw:fill="none" draw:textarea-vertical-align="top" draw:auto-grow-height="false" fo:padding-top="0.125cm" fo:padding-bottom="0.125cm" fo:padding-left="0.25cm" fo:padding-right="0.25cm" fo:wrap-option="no-wrap"/>
    </style:style>
    <style:style style:name="gr11" style:family="graphic" style:parent-style-name="standard">
      <style:graphic-properties draw:stroke="solid" svg:stroke-width="0cm" svg:stroke-color="#808080" draw:fill="solid" draw:fill-color="#cfe7f5" draw:textarea-vertical-align="top" draw:auto-grow-height="false" fo:padding-top="0.125cm" fo:padding-bottom="0.125cm" fo:padding-left="0.25cm" fo:padding-right="0.25cm" fo:wrap-option="wrap"/>
    </style:style>
    <style:style style:name="gr12" style:family="graphic" style:parent-style-name="standard" style:list-style-name="L4">
      <style:graphic-properties draw:stroke="none" svg:stroke-width="0cm" draw:fill="none" draw:textarea-vertical-align="top" draw:auto-grow-height="false" fo:padding-top="0.051cm" fo:padding-bottom="0.051cm" fo:padding-left="0.051cm" fo:padding-right="0.051cm" fo:wrap-option="wrap"/>
    </style:style>
    <style:style style:name="gr13" style:family="graphic" style:parent-style-name="standard" style:list-style-name="L4">
      <style:graphic-properties draw:stroke="none" svg:stroke-width="0cm" draw:fill="none" draw:textarea-vertical-align="top" draw:auto-grow-height="false" fo:padding-top="0.051cm" fo:padding-bottom="0.051cm" fo:padding-left="0.051cm" fo:padding-right="0.051cm" fo:wrap-option="wrap"/>
    </style:style>
    <style:style style:name="gr14" style:family="graphic" style:parent-style-name="standard" style:list-style-name="L4">
      <style:graphic-properties draw:stroke="none" svg:stroke-width="0cm" draw:fill="none" draw:textarea-vertical-align="top" draw:auto-grow-height="false" fo:padding-top="0.051cm" fo:padding-bottom="0.051cm" fo:padding-left="0.051cm" fo:padding-right="0.051cm" fo:wrap-option="wrap"/>
    </style:style>
    <style:style style:name="gr15" style:family="graphic" style:parent-style-name="standard" style:list-style-name="L2">
      <style:graphic-properties draw:stroke="none" svg:stroke-width="0cm" draw:fill="none" draw:textarea-vertical-align="top" draw:auto-grow-height="false" fo:padding-top="0cm" fo:padding-bottom="0.125cm" fo:padding-left="0.25cm" fo:padding-right="0.25cm" fo:wrap-option="wrap"/>
    </style:style>
    <style:style style:name="pr1" style:family="presentation" style:parent-style-name="LushGreen-notes">
      <style:graphic-properties draw:fill-color="#ffffff" draw:auto-grow-height="true" fo:min-height="12.572cm"/>
    </style:style>
    <style:style style:name="P1" style:family="paragraph">
      <style:paragraph-properties fo:margin-top="0cm" fo:margin-bottom="0cm" fo:line-height="90%" fo:text-align="start"/>
    </style:style>
    <style:style style:name="P2" style:family="paragraph">
      <style:paragraph-properties fo:text-align="start" style:font-independent-line-spacing="true"/>
      <style:text-properties fo:font-size="18pt"/>
    </style:style>
    <style:style style:name="P3" style:family="paragraph">
      <style:paragraph-properties fo:margin-top="0cm" fo:margin-bottom="0cm" fo:line-height="100%" fo:text-align="start"/>
    </style:style>
    <style:style style:name="P4" style:family="paragraph">
      <style:paragraph-properties fo:margin-top="0cm" fo:margin-bottom="0cm" fo:line-height="150%" fo:text-align="start"/>
    </style:style>
    <style:style style:name="P5" style:family="paragraph">
      <style:paragraph-properties fo:text-align="center"/>
    </style:style>
    <style:style style:name="P6" style:family="paragraph">
      <style:paragraph-properties fo:margin-top="0cm" fo:margin-bottom="0cm"/>
    </style:style>
    <style:style style:name="P7" style:family="paragraph">
      <style:paragraph-properties fo:text-align="start"/>
      <style:text-properties fo:font-size="18pt"/>
    </style:style>
    <style:style style:name="P8" style:family="paragraph">
      <style:paragraph-properties fo:margin-top="0cm" fo:margin-bottom="0cm" fo:line-height="90%" fo:text-align="start" style:font-independent-line-spacing="true"/>
      <style:text-properties fo:font-size="18pt"/>
    </style:style>
    <style:style style:name="P9" style:family="paragraph">
      <style:paragraph-properties fo:margin-top="0cm" fo:margin-bottom="0cm" fo:line-height="100%" fo:text-align="start" style:font-independent-line-spacing="true"/>
      <style:text-properties fo:font-size="18pt"/>
    </style:style>
    <style:style style:name="P10" style:family="paragraph">
      <style:text-properties fo:font-size="20pt"/>
    </style:style>
    <style:style style:name="P11" style:family="paragraph">
      <style:text-properties fo:font-size="18pt"/>
    </style:style>
    <style:style style:name="T1" style:family="text">
      <style:text-properties fo:color="#00539b" style:text-line-through-style="none"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font-weight="bold" style:font-weight-asian="bold" style:font-weight-complex="bold"/>
    </style:style>
    <style:style style:name="T4" style:family="text">
      <style:text-properties fo:color="#000000" style:text-line-through-style="none"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5" style:family="text">
      <style:text-properties fo:color="#00539b"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color="#404040" style:text-line-through-style="none" fo:font-family="Calibri" fo:letter-spacing="normal" fo:font-style="normal" style:text-underline-style="none" fo:font-weight="normal" style:font-style-asian="normal" style:font-weight-asian="normal" style:font-style-complex="normal" style:font-weight-complex="normal"/>
    </style:style>
    <style:style style:name="T7" style:family="text">
      <style:text-properties fo:color="#404040" style:text-line-through-style="none" fo:font-family="Calibri"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8" style:family="text">
      <style:text-properties fo:color="#404040" style:text-line-through-style="none" fo:font-family="Calibri" fo:font-size="30pt" fo:letter-spacing="normal" fo:font-style="normal" style:text-underline-style="solid" style:text-underline-width="auto" style:text-underline-color="font-color" fo:font-weight="normal" style:font-size-asian="30pt" style:font-style-asian="normal" style:font-weight-asian="normal" style:font-size-complex="30pt" style:font-style-complex="normal" style:font-weight-complex="normal"/>
    </style:style>
    <style:style style:name="T9" style:family="text">
      <style:text-properties fo:color="#40404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color="#404040" style:text-line-through-style="none" fo:font-family="Calibri" fo:font-size="28pt" fo:letter-spacing="normal" fo:font-style="italic" style:text-underline-style="none" fo:font-weight="normal" style:font-size-asian="28pt" style:font-style-asian="italic" style:font-weight-asian="normal" style:font-size-complex="28pt" style:font-style-complex="italic" style:font-weight-complex="normal"/>
    </style:style>
    <style:style style:name="T11"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12" style:family="text">
      <style:text-properties fo:color="#404040" style:text-line-through-style="none" fo:font-family="Calibri" fo:font-size="18pt" fo:letter-spacing="normal" fo:font-style="normal" style:text-underline-style="none" fo:font-weight="normal" style:font-style-asian="normal" style:font-weight-asian="normal" style:font-style-complex="normal" style:font-weight-complex="normal"/>
    </style:style>
    <style:style style:name="T13" style:family="text">
      <style:text-properties fo:color="#404040" style:text-line-through-style="none" fo:font-family="Calibri"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14" style:family="text">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5" style:family="text">
      <style:text-properties fo:color="#404040" style:text-line-through-style="none" fo:font-family="Calibri"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16" style:family="text">
      <style:text-properties fo:color="#40404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7" style:family="text">
      <style:text-properties fo:color="#404040" style:text-line-through-style="none" fo:font-family="Calibri"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18" style:family="text">
      <style:text-properties fo:color="#ff0000" style:text-line-through-style="none" fo:font-family="Calibri" fo:font-size="24pt" fo:letter-spacing="normal" fo:font-style="italic" style:text-underline-style="none" fo:font-weight="bold" style:font-size-asian="24pt" style:font-style-asian="italic" style:font-weight-asian="bold" style:font-size-complex="24pt" style:font-style-complex="italic" style:font-weight-complex="bold"/>
    </style:style>
    <style:style style:name="T19" style:family="text">
      <style:text-properties fo:font-size="18pt" fo:font-weight="bold" style:font-weight-asian="bold" style:font-weight-complex="bold"/>
    </style:style>
    <style:style style:name="T20"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
        <style:list-level-properties text:min-label-width="0.6cm"/>
        <style:text-properties fo:font-family="Calibri"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
        <style:list-level-properties text:min-label-width="0.6cm"/>
        <style:text-properties fo:font-family="Calibri" style:font-family-generic="swiss" fo:color="#40404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Wingdings" style:font-charset="x-symbol" fo:color="#404040" fo:font-size="9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l">
        <style:list-level-properties text:min-label-width="0.6cm"/>
        <style:text-properties fo:font-family="StarSymbol" fo:color="#40404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0">
        <office:forms form:automatic-focus="false" form:apply-design-mode="false"/>
        <draw:custom-shape draw:name="CustomShape 1" draw:style-name="gr1" draw:text-style-name="P2" draw:layer="layout" svg:width="24.579cm" svg:height="2.849cm" svg:x="0.52cm" svg:y="0.356cm">
          <text:p text:style-name="P1"><text:span text:style-name="T1">Dropwizard &amp; Sp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4.584cm" svg:height="11.174cm" svg:x="0.441cm" svg:y="3.403cm">
          <text:list text:style-name="L2">
            <text:list-item>
              <text:p text:style-name="P3"><text:span text:style-name="T2">The perfect Java REST server stack</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layer="layout" svg:width="6.987cm" svg:height="2.384cm" svg:x="0.762cm" svg:y="13.462cm">
          <draw:text-box>
            <text:p><text:span text:style-name="T3">Jacek Furmankiewicz</text:span></text:p>
            <text:p>Enterprise Architect</text:p>
            <text:p>PROS, Houston, TX</text:p>
          </draw:text-box>
        </draw:frame>
        <presentation:notes draw:style-name="dp2">
          <draw:page-thumbnail draw:style-name="gr4" draw:layer="layout" svg:width="15.265cm" svg:height="10.476cm" svg:x="3.16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LushGreen">
        <office:forms form:automatic-focus="false" form:apply-design-mode="false"/>
        <draw:custom-shape draw:name="CustomShape 1" draw:style-name="gr5" draw:text-style-name="P2" draw:layer="layout" svg:width="22.85cm" svg:height="3.781cm" svg:x="1.303cm" svg:y="10.854cm">
          <text:p text:style-name="P3"><text:span text:style-name="T4">What is it and why is it so exci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2" draw:layer="layout" svg:width="22.85cm" svg:height="11.301cm" svg:x="1.303cm" svg:y="-0.833cm">
          <text:p text:style-name="P3"><text:span text:style-name="T5">Dropwiz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32.767cm" svg:height="32.767cm" svg:x="0cm" svg:y="0cm">
          <text:p text:style-name="P3"><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5.265cm" svg:height="10.476cm" svg:x="3.161cm" svg:y="2.123cm" draw:page-number="2" presentation:class="page"/>
          <draw:frame presentation:style-name="pr1" draw:layer="layout" svg:width="17.271cm" svg:height="12.572cm" svg:x="2.159cm" svg:y="13.271cm" presentation:class="notes" presentation:placeholder="true">
            <draw:text-box/>
          </draw:frame>
        </presentation:notes>
      </draw:page>
      <draw:page draw:name="page3" draw:style-name="dp1" draw:master-page-name="LushGreen">
        <office:forms form:automatic-focus="false" form:apply-design-mode="false"/>
        <draw:custom-shape draw:name="CustomShape 1" draw:style-name="gr7" draw:text-style-name="P2" draw:layer="layout" svg:width="32.767cm" svg:height="32.767cm" svg:x="0cm" svg:y="0cm">
          <text:p text:style-name="P3"><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2" draw:layer="layout" svg:width="22.892cm" svg:height="11.149cm" svg:x="1.261cm" svg:y="3.201cm">
          <text:list text:style-name="L3">
            <text:list-item>
              <text:p text:style-name="P4"><text:span text:style-name="T7">Created by Coda Hale @ Yammer</text:span></text:p>
            </text:list-item>
            <text:list-item>
              <text:p text:style-name="P4"><text:span text:style-name="T8"><text:a xlink:href="http://dropwizard.codahale.com/">http://dropwizard.codahale.com</text:a></text:span></text:p>
            </text:list-item>
          </text:list>
          <text:p text:style-name="P4"><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2.883cm" svg:height="2.308cm" svg:x="1.27cm" svg:y="0.437cm">
          <text:p text:style-name="P1"><text:span text:style-name="T1">Dropwizar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5.265cm" svg:height="10.476cm" svg:x="3.161cm" svg:y="2.123cm" draw:page-number="3" presentation:class="page"/>
          <draw:frame presentation:style-name="pr1" draw:layer="layout" svg:width="17.271cm" svg:height="12.572cm" svg:x="2.159cm" svg:y="13.271cm" presentation:class="notes" presentation:placeholder="true">
            <draw:text-box/>
          </draw:frame>
        </presentation:notes>
      </draw:page>
      <draw:page draw:name="page4" draw:style-name="dp1" draw:master-page-name="LushGreen">
        <office:forms form:automatic-focus="false" form:apply-design-mode="false"/>
        <draw:custom-shape draw:name="CustomShape 1" draw:style-name="gr1" draw:text-style-name="P2" draw:layer="layout" svg:width="22.883cm" svg:height="2.308cm" svg:x="1.27cm" svg:y="0.437cm">
          <text:p text:style-name="P1"><text:span text:style-name="T1">Best-of-breed Java libra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32.767cm" svg:height="32.767cm" svg:x="0cm" svg:y="0cm">
          <text:p text:style-name="P3"><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2" draw:layer="layout" svg:width="22.892cm" svg:height="11.149cm" svg:x="1.261cm" svg:y="3.714cm">
          <text:list text:style-name="L4">
            <text:list-item>
              <text:p text:style-name="P3"><text:span text:style-name="T9">Embedded Jetty (no WAR, no deployment to external servlet container)</text:span></text:p>
            </text:list-item>
            <text:list-item>
              <text:p text:style-name="P3"><text:span text:style-name="T9">JAX-RS (Jersey)</text:span></text:p>
            </text:list-item>
            <text:list-item>
              <text:p text:style-name="P3"><text:span text:style-name="T9">JSON (Jackson)</text:span></text:p>
            </text:list-item>
            <text:list-item>
              <text:p text:style-name="P3"><text:span text:style-name="T9">Logging (Logback / SLF4J)</text:span></text:p>
            </text:list-item>
            <text:list-item>
              <text:p text:style-name="P3"><text:span text:style-name="T9">SLA Tracking (Metrics)</text:span></text:p>
            </text:list-item>
            <text:list-item>
              <text:p text:style-name="P3"><text:span text:style-name="T9">Hibernate Validators</text:span></text:p>
            </text:list-item>
            <text:list-item>
              <text:p text:style-name="P3"><text:span text:style-name="T9">etc.</text:span></text:p>
            </text:list-item>
          </text:list>
          <text:p text:style-name="P3"><text:span text:style-name="T9"/></text:p>
          <text:p text:style-name="P3"><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5.265cm" svg:height="10.476cm" svg:x="3.161cm" svg:y="2.123cm" draw:page-number="4" presentation:class="page"/>
          <draw:frame presentation:style-name="pr1" draw:layer="layout" svg:width="17.271cm" svg:height="12.572cm" svg:x="2.159cm" svg:y="13.271cm" presentation:class="notes" presentation:placeholder="true">
            <draw:text-box/>
          </draw:frame>
        </presentation:notes>
      </draw:page>
      <draw:page draw:name="page5" draw:style-name="dp1" draw:master-page-name="LushGreen">
        <office:forms form:automatic-focus="false" form:apply-design-mode="false"/>
        <draw:custom-shape draw:name="CustomShape 1" draw:style-name="gr1" draw:text-style-name="P2" draw:layer="layout" svg:width="22.883cm" svg:height="2.308cm" svg:x="1.27cm" svg:y="0.437cm">
          <text:p text:style-name="P1"><text:span text:style-name="T1">Embedded Jet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32.767cm" svg:height="32.767cm" svg:x="0cm" svg:y="0cm">
          <text:p text:style-name="P3"><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2" draw:layer="layout" svg:width="22.892cm" svg:height="15.228cm" svg:x="1.261cm" svg:y="3.714cm">
          <text:list text:style-name="L4">
            <text:list-item>
              <text:p text:style-name="P3"><text:span text:style-name="T9">Restart your code in seconds</text:span></text:p>
            </text:list-item>
            <text:list-item>
              <text:p text:style-name="P3"><text:span text:style-name="T9">No WAR to recompile</text:span></text:p>
            </text:list-item>
            <text:list-item>
              <text:p text:style-name="P3"><text:span text:style-name="T9">No WAR to redeploy</text:span></text:p>
            </text:list-item>
            <text:list-item>
              <text:p text:style-name="P3"><text:span text:style-name="T9">Debug from your IDE (you have a </text:span><text:span text:style-name="T10">main()</text:span><text:span text:style-name="T9">), no need to attach to separate process</text:span></text:p>
            </text:list-item>
            <text:list-item>
              <text:p text:style-name="P3"><text:span text:style-name="T9">No need to share heap and GC issues with other apps running in the same servlet container</text:span></text:p>
            </text:list-item>
            <text:list-item>
              <text:p text:style-name="P3"><text:span text:style-name="T9">Total process isolation (one mis-behaving WAR cannot affect others as much)</text:span></text:p>
            </text:list-item>
          </text:list>
          <text:p text:style-name="P3"><text:span text:style-name="T9"/></text:p>
          <text:p text:style-name="P3"><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5.265cm" svg:height="10.476cm" svg:x="3.161cm" svg:y="2.123cm" draw:page-number="5" presentation:class="page"/>
          <draw:frame presentation:style-name="pr1" draw:layer="layout" svg:width="17.271cm" svg:height="12.572cm" svg:x="2.159cm" svg:y="13.271cm" presentation:class="notes" presentation:placeholder="true">
            <draw:text-box/>
          </draw:frame>
        </presentation:notes>
      </draw:page>
      <draw:page draw:name="page6" draw:style-name="dp1" draw:master-page-name="LushGreen">
        <office:forms form:automatic-focus="false" form:apply-design-mode="false"/>
        <draw:custom-shape draw:style-name="gr9" draw:text-style-name="P5" draw:layer="layout" svg:width="20.828cm" svg:height="3.556cm" svg:x="1.778cm" svg:y="7.1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1" draw:style-name="gr1" draw:text-style-name="P2" draw:layer="layout" svg:width="22.883cm" svg:height="2.308cm" svg:x="1.27cm" svg:y="0.437cm">
          <text:p text:style-name="P1"><text:span text:style-name="T1">Anatomy of a Dropwizard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32.767cm" svg:height="32.767cm" svg:x="0cm" svg:y="0cm">
          <text:p text:style-name="P3"><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2" draw:layer="layout" svg:width="22.892cm" svg:height="11.149cm" svg:x="1.261cm" svg:y="3.714cm">
          <text:p text:style-name="P3"><text:span text:style-name="T11"/></text:p>
          <text:p text:style-name="P3"><text:span text:style-name="T11"/></text:p>
          <text:p text:style-name="P3"><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 draw:text-style-name="P2" draw:layer="layout" svg:width="1.842cm" svg:height="0.96cm" svg:x="3.937cm" svg:y="8.363cm">
          <text:p text:style-name="P6"><text:span text:style-name="T11">Jet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0" draw:text-style-name="P2" draw:layer="layout" svg:width="2.367cm" svg:height="0.96cm" svg:x="6.893cm" svg:y="8.363cm">
          <text:p text:style-name="P6"><text:span text:style-name="T11">Jers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0" draw:text-style-name="P2" draw:layer="layout" svg:width="6.774cm" svg:height="2.382cm" svg:x="10.757cm" svg:y="7.636cm">
          <text:p text:style-name="P6"><text:span text:style-name="T11">YOUR CODE</text:span></text:p>
          <text:p text:style-name="P6"><text:span text:style-name="T11">(business logic, DAO, </text:span></text:p>
          <text:p text:style-name="P6"><text:span text:style-name="T11">Spring, JPA, e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5" draw:layer="layout" svg:width="1.079cm" svg:height="1.016cm" svg:x="5.779cm" svg:y="8.39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9" draw:text-style-name="P5" draw:layer="layout" svg:width="1.079cm" svg:height="1.016cm" svg:x="9.38cm" svg:y="8.39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presentation:notes draw:style-name="dp2">
          <draw:page-thumbnail draw:style-name="gr4" draw:layer="layout" svg:width="15.265cm" svg:height="10.476cm" svg:x="3.161cm" svg:y="2.123cm" draw:page-number="6" presentation:class="page"/>
          <draw:frame presentation:style-name="pr1" draw:layer="layout" svg:width="17.271cm" svg:height="12.572cm" svg:x="2.159cm" svg:y="13.271cm" presentation:class="notes" presentation:placeholder="true">
            <draw:text-box/>
          </draw:frame>
        </presentation:notes>
      </draw:page>
      <draw:page draw:name="page7" draw:style-name="dp1" draw:master-page-name="LushGreen">
        <office:forms form:automatic-focus="false" form:apply-design-mode="false"/>
        <draw:custom-shape draw:style-name="gr9" draw:text-style-name="P5" draw:layer="layout" svg:width="18.034cm" svg:height="1.778cm" svg:x="1.016cm" svg:y="12.2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 draw:layer="layout" svg:width="18.034cm" svg:height="1.778cm" svg:x="1.016cm" svg:y="8.6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 draw:layer="layout" svg:width="18.034cm" svg:height="1.778cm" svg:x="1.016cm" svg:y="4.8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1" draw:style-name="gr1" draw:text-style-name="P2" draw:layer="layout" svg:width="22.883cm" svg:height="2.308cm" svg:x="1.27cm" svg:y="0.437cm">
          <text:p text:style-name="P1"><text:span text:style-name="T1">Multiple apps on same bo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32.767cm" svg:height="32.767cm" svg:x="0cm" svg:y="0cm">
          <text:p text:style-name="P3"><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2" draw:layer="layout" svg:width="22.892cm" svg:height="11.149cm" svg:x="1.261cm" svg:y="3.714cm">
          <text:p text:style-name="P3"><text:span text:style-name="T11"/></text:p>
          <text:p text:style-name="P3"><text:span text:style-name="T11"/></text:p>
          <text:p text:style-name="P3"><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 draw:text-style-name="P2" draw:layer="layout" svg:width="1.842cm" svg:height="0.96cm" svg:x="1.537cm" svg:y="5.163cm">
          <text:p text:style-name="P6"><text:span text:style-name="T11">Jet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0" draw:text-style-name="P2" draw:layer="layout" svg:width="2.367cm" svg:height="0.96cm" svg:x="4.493cm" svg:y="5.163cm">
          <text:p text:style-name="P6"><text:span text:style-name="T11">Jers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0" draw:text-style-name="P2" draw:layer="layout" svg:width="2.286cm" svg:height="0.96cm" svg:x="8.357cm" svg:y="5.136cm">
          <text:p text:style-name="P6"><text:span text:style-name="T11">APP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0" draw:text-style-name="P2" draw:layer="layout" svg:width="2.926cm" svg:height="0.96cm" svg:x="1.261cm" svg:y="3.314cm">
          <text:p text:style-name="P6"><text:span text:style-name="T11">pid 18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1" draw:text-style-name="P7" draw:layer="layout" svg:width="18.159cm" svg:height="2.919cm" svg:x="1.13cm" svg:y="7.967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2" draw:style-name="gr10" draw:text-style-name="P2" draw:layer="layout" svg:width="1.842cm" svg:height="0.96cm" svg:x="1.538cm" svg:y="8.964cm">
          <text:p text:style-name="P6"><text:span text:style-name="T11">Jet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0" draw:text-style-name="P2" draw:layer="layout" svg:width="2.367cm" svg:height="0.96cm" svg:x="4.494cm" svg:y="8.964cm">
          <text:p text:style-name="P6"><text:span text:style-name="T11">Jers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0" draw:text-style-name="P2" draw:layer="layout" svg:width="2.286cm" svg:height="0.96cm" svg:x="8.358cm" svg:y="9.037cm">
          <text:p text:style-name="P6"><text:span text:style-name="T11">APP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0" draw:text-style-name="P2" draw:layer="layout" svg:width="2.926cm" svg:height="0.96cm" svg:x="1.262cm" svg:y="7.115cm">
          <text:p text:style-name="P6"><text:span text:style-name="T11">pid 14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1" draw:text-style-name="P7" draw:layer="layout" svg:width="18.159cm" svg:height="2.919cm" svg:x="1.13cm" svg:y="11.667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9" draw:style-name="gr10" draw:text-style-name="P2" draw:layer="layout" svg:width="1.842cm" svg:height="0.96cm" svg:x="1.538cm" svg:y="12.664cm">
          <text:p text:style-name="P6"><text:span text:style-name="T11">Jet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10" draw:text-style-name="P2" draw:layer="layout" svg:width="2.367cm" svg:height="0.96cm" svg:x="4.494cm" svg:y="12.664cm">
          <text:p text:style-name="P6"><text:span text:style-name="T11">Jers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10" draw:text-style-name="P2" draw:layer="layout" svg:width="2.286cm" svg:height="0.96cm" svg:x="8.358cm" svg:y="12.637cm">
          <text:p text:style-name="P6"><text:span text:style-name="T11">APP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10" draw:text-style-name="P2" draw:layer="layout" svg:width="2.926cm" svg:height="0.96cm" svg:x="1.262cm" svg:y="10.815cm">
          <text:p text:style-name="P6"><text:span text:style-name="T11">pid 197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10" draw:text-style-name="P2" draw:layer="layout" svg:width="1.524cm" svg:height="0.96cm" svg:x="1.503cm" svg:y="15.24cm">
          <text:p text:style-name="P6"><text:span text:style-name="T11">e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10" draw:text-style-name="P2" draw:layer="layout" svg:width="3.531cm" svg:height="1.671cm" svg:x="19.458cm" svg:y="4.726cm">
          <text:p text:style-name="P6"><text:span text:style-name="T11">Own JVM</text:span></text:p>
          <text:p text:style-name="P6"><text:span text:style-name="T11">4 GB he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10" draw:text-style-name="P2" draw:layer="layout" svg:width="3.531cm" svg:height="1.671cm" svg:x="19.459cm" svg:y="8.827cm">
          <text:p text:style-name="P6"><text:span text:style-name="T11">Own JVM</text:span></text:p>
          <text:p text:style-name="P6"><text:span text:style-name="T11">4 GB he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10" draw:text-style-name="P2" draw:layer="layout" svg:width="3.531cm" svg:height="1.671cm" svg:x="19.459cm" svg:y="12.327cm">
          <text:p text:style-name="P6"><text:span text:style-name="T11">Own JVM</text:span></text:p>
          <text:p text:style-name="P6"><text:span text:style-name="T11">4 GB he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5" draw:layer="layout" svg:width="1.27cm" svg:height="0.762cm" svg:x="3.302cm" svg:y="5.388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9" draw:text-style-name="P5" draw:layer="layout" svg:width="1.27cm" svg:height="0.762cm" svg:x="6.902cm" svg:y="5.388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9" draw:text-style-name="P5" draw:layer="layout" svg:width="1.27cm" svg:height="0.762cm" svg:x="6.902cm" svg:y="9.188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9" draw:text-style-name="P5" draw:layer="layout" svg:width="1.27cm" svg:height="0.762cm" svg:x="3.302cm" svg:y="9.188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9" draw:text-style-name="P5" draw:layer="layout" svg:width="1.27cm" svg:height="0.762cm" svg:x="3.302cm" svg:y="12.788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9" draw:text-style-name="P5" draw:layer="layout" svg:width="1.27cm" svg:height="0.762cm" svg:x="6.902cm" svg:y="12.788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presentation:notes draw:style-name="dp2">
          <draw:page-thumbnail draw:style-name="gr4" draw:layer="layout" svg:width="15.265cm" svg:height="10.476cm" svg:x="3.161cm" svg:y="2.123cm" draw:page-number="7" presentation:class="page"/>
          <draw:frame presentation:style-name="pr1" draw:layer="layout" svg:width="17.271cm" svg:height="12.572cm" svg:x="2.159cm" svg:y="13.271cm" presentation:class="notes" presentation:placeholder="true">
            <draw:text-box/>
          </draw:frame>
        </presentation:notes>
      </draw:page>
      <draw:page draw:name="page8" draw:style-name="dp1" draw:master-page-name="LushGreen">
        <office:forms form:automatic-focus="false" form:apply-design-mode="false"/>
        <draw:custom-shape draw:name="CustomShape 1" draw:style-name="gr1" draw:text-style-name="P2" draw:layer="layout" svg:width="22.883cm" svg:height="2.308cm" svg:x="1.27cm" svg:y="0.437cm">
          <text:p text:style-name="P1"><text:span text:style-name="T1">Operations-friend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32.767cm" svg:height="32.767cm" svg:x="0cm" svg:y="0cm">
          <text:p text:style-name="P3"><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2" draw:layer="layout" svg:width="22.892cm" svg:height="14.946cm" svg:x="1.261cm" svg:y="3.714cm">
          <text:list text:style-name="L4">
            <text:list-item>
              <text:p text:style-name="P3"><text:span text:style-name="T9">Opens 2 HTTP ports: one for public APIs (i.e. your REST services), one for admin APIs (e.g. run GC, refresh internal caches, etc)</text:span></text:p>
            </text:list-item>
            <text:list-item>
              <text:p text:style-name="P3"><text:span text:style-name="T9">Admin port can be closed off on the firewall and inaccessible to outside world</text:span></text:p>
            </text:list-item>
            <text:list-item>
              <text:p text:style-name="P3"><text:span text:style-name="T9">Health Check APIs to allow easy monitoring from external tools like Nagios</text:span></text:p>
            </text:list-item>
            <text:list-item>
              <text:p text:style-name="P3"><text:span text:style-name="T9">@Timed annotation on any single REST API allows to track its SLA using Metrics library</text:span></text:p>
            </text:list-item>
          </text:list>
          <text:p text:style-name="P3"><text:span text:style-name="T9"/></text:p>
          <text:p text:style-name="P3"><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5.265cm" svg:height="10.476cm" svg:x="3.161cm" svg:y="2.123cm" draw:page-number="8" presentation:class="page"/>
          <draw:frame presentation:style-name="pr1" draw:layer="layout" svg:width="17.271cm" svg:height="12.572cm" svg:x="2.159cm" svg:y="13.271cm" presentation:class="notes" presentation:placeholder="true">
            <draw:text-box/>
          </draw:frame>
        </presentation:notes>
      </draw:page>
      <draw:page draw:name="page9" draw:style-name="dp1" draw:master-page-name="LushGreen">
        <office:forms form:automatic-focus="false" form:apply-design-mode="false"/>
        <draw:custom-shape draw:name="CustomShape 1" draw:style-name="gr1" draw:text-style-name="P2" draw:layer="layout" svg:width="22.883cm" svg:height="2.308cm" svg:x="1.27cm" svg:y="0.437cm">
          <text:p text:style-name="P1"><text:span text:style-name="T1">Ease of 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32.767cm" svg:height="32.767cm" svg:x="0cm" svg:y="0cm">
          <text:p text:style-name="P3"><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2" draw:layer="layout" svg:width="22.892cm" svg:height="12.435cm" svg:x="1.261cm" svg:y="3.714cm">
          <text:list text:style-name="L4">
            <text:list-item>
              <text:p text:style-name="P3"><text:span text:style-name="T9">Dropwizard apps can be easily compiled into a single JAR with all dependencies (e.g. using One-Jar)</text:span></text:p>
            </text:list-item>
            <text:list-item>
              <text:p text:style-name="P3"><text:span text:style-name="T9">Your entire app consists of two files: the YAML config + single JAR</text:span></text:p>
            </text:list-item>
            <text:list-item>
              <text:p text:style-name="P3"><text:span text:style-name="T9">Trivial to run from command line:</text:span></text:p>
            </text:list-item>
          </text:list>
          <text:p text:style-name="P3"><text:span text:style-name="T9"/></text:p>
          <text:list text:continue-numbering="true" text:style-name="L4">
            <text:list-header>
              <text:p text:style-name="P3"><text:span text:style-name="T10">java -server myapp.jar server myapp.yml</text:span></text:p>
            </text:list-header>
          </text:list>
          <text:p text:style-name="P3"><text:span text:style-name="T9"/></text:p>
          <text:p text:style-name="P3"><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5.265cm" svg:height="10.476cm" svg:x="3.161cm" svg:y="2.123cm" draw:page-number="9" presentation:class="page"/>
          <draw:frame presentation:style-name="pr1" draw:layer="layout" svg:width="17.271cm" svg:height="12.572cm" svg:x="2.159cm" svg:y="13.271cm" presentation:class="notes" presentation:placeholder="true">
            <draw:text-box/>
          </draw:frame>
        </presentation:notes>
      </draw:page>
      <draw:page draw:name="page10" draw:style-name="dp1" draw:master-page-name="LushGreen">
        <office:forms form:automatic-focus="false" form:apply-design-mode="false"/>
        <draw:custom-shape draw:name="CustomShape 1" draw:style-name="gr1" draw:text-style-name="P2" draw:layer="layout" svg:width="22.883cm" svg:height="2.308cm" svg:x="1.27cm" svg:y="0.437cm">
          <text:p text:style-name="P1"><text:span text:style-name="T1">Ease of deployment (par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32.767cm" svg:height="32.767cm" svg:x="0cm" svg:y="0cm">
          <text:p text:style-name="P3"><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2" draw:layer="layout" svg:width="22.892cm" svg:height="11.149cm" svg:x="1.261cm" svg:y="3.714cm">
          <text:list text:style-name="L4">
            <text:list-item>
              <text:p text:style-name="P3"><text:span text:style-name="T9">Can be wrapped in an RPM or DEB to install on Linux clusters</text:span></text:p>
            </text:list-item>
            <text:list-item>
              <text:p text:style-name="P3"><text:span text:style-name="T9">Can be registered as a Linux daemon, e.g.</text:span></text:p>
            </text:list-item>
          </text:list>
          <text:p text:style-name="P3"><text:span text:style-name="T9"/></text:p>
          <text:list text:continue-numbering="true" text:style-name="L4">
            <text:list-item>
              <text:p text:style-name="P3"><text:span text:style-name="T10">sudo service myapp start</text:span></text:p>
            </text:list-item>
            <text:list-item>
              <text:p text:style-name="P3"><text:span text:style-name="T10">sudo service myapp stop</text:span></text:p>
            </text:list-item>
          </text:list>
          <text:p text:style-name="P3"><text:span text:style-name="T9"/></text:p>
          <text:p text:style-name="P3"><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5.265cm" svg:height="10.476cm" svg:x="3.161cm" svg:y="2.123cm" draw:page-number="10" presentation:class="page"/>
          <draw:frame presentation:style-name="pr1" draw:layer="layout" svg:width="17.271cm" svg:height="12.572cm" svg:x="2.159cm" svg:y="13.271cm" presentation:class="notes" presentation:placeholder="true">
            <draw:text-box/>
          </draw:frame>
        </presentation:notes>
      </draw:page>
      <draw:page draw:name="page11" draw:style-name="dp1" draw:master-page-name="LushGreen">
        <office:forms form:automatic-focus="false" form:apply-design-mode="false"/>
        <draw:custom-shape draw:name="CustomShape 1" draw:style-name="gr5" draw:text-style-name="P2" draw:layer="layout" svg:width="22.85cm" svg:height="3.781cm" svg:x="1.303cm" svg:y="10.854cm">
          <text:p text:style-name="P3"><text:span text:style-name="T4">Adding dependency inj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2" draw:layer="layout" svg:width="22.85cm" svg:height="11.301cm" svg:x="1.303cm" svg:y="-0.833cm">
          <text:p text:style-name="P3"><text:span text:style-name="T5">Dropwizard and Sp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32.767cm" svg:height="32.767cm" svg:x="0cm" svg:y="0cm">
          <text:p text:style-name="P3"><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5.265cm" svg:height="10.476cm" svg:x="3.161cm" svg:y="2.123cm" draw:page-number="11" presentation:class="page"/>
          <draw:frame presentation:style-name="pr1" draw:layer="layout" svg:width="17.271cm" svg:height="12.572cm" svg:x="2.159cm" svg:y="13.271cm" presentation:class="notes" presentation:placeholder="true">
            <draw:text-box/>
          </draw:frame>
        </presentation:notes>
      </draw:page>
      <draw:page draw:name="page12" draw:style-name="dp1" draw:master-page-name="LushGreen">
        <office:forms form:automatic-focus="false" form:apply-design-mode="false"/>
        <draw:custom-shape draw:name="CustomShape 1" draw:style-name="gr1" draw:text-style-name="P2" draw:layer="layout" svg:width="22.883cm" svg:height="2.308cm" svg:x="1.27cm" svg:y="0.437cm">
          <text:p text:style-name="P1"><text:span text:style-name="T1">Spring D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32.767cm" svg:height="32.767cm" svg:x="0cm" svg:y="0cm">
          <text:p text:style-name="P3"><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2" draw:layer="layout" svg:width="22.892cm" svg:height="13.62cm" svg:x="1.261cm" svg:y="3.714cm">
          <text:list text:style-name="L4">
            <text:list-item>
              <text:p text:style-name="P3"><text:span text:style-name="T9">Create Spring context first and wire all your components</text:span></text:p>
            </text:list-item>
            <text:list-item>
              <text:p text:style-name="P3"><text:span text:style-name="T9">Query the Spring context and pull out all the parts Dropwizard cares about: JAX-RS resource classes, JAX-RS @Provider classes, Dropwizard HealthCheck and Task classes, etc.</text:span></text:p>
            </text:list-item>
            <text:list-item>
              <text:p text:style-name="P3"><text:span text:style-name="T9">Register each of them with the Dropwizard runtime</text:span></text:p>
            </text:list-item>
          </text:list>
          <text:p text:style-name="P3"><text:span text:style-name="T9"/></text:p>
          <text:p text:style-name="P3"><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5.265cm" svg:height="10.476cm" svg:x="3.161cm" svg:y="2.123cm" draw:page-number="12" presentation:class="page"/>
          <draw:frame presentation:style-name="pr1" draw:layer="layout" svg:width="17.271cm" svg:height="12.572cm" svg:x="2.159cm" svg:y="13.271cm" presentation:class="notes" presentation:placeholder="true">
            <draw:text-box/>
          </draw:frame>
        </presentation:notes>
      </draw:page>
      <draw:page draw:name="page13" draw:style-name="dp1" draw:master-page-name="LushGreen">
        <office:forms form:automatic-focus="false" form:apply-design-mode="false"/>
        <draw:custom-shape draw:name="CustomShape 1" draw:style-name="gr1" draw:text-style-name="P8" draw:layer="layout" svg:width="22.883cm" svg:height="2.308cm" svg:x="1.27cm" svg:y="0.437cm">
          <text:p text:style-name="P1"><text:span text:style-name="T1">Spring DI (par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9" draw:layer="layout" svg:width="32.767cm" svg:height="32.767cm" svg:x="0cm" svg:y="0cm">
          <text:p text:style-name="P3"><text:span text:style-name="T1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2" draw:text-style-name="P9" draw:layer="layout" svg:width="22.892cm" svg:height="13.62cm" svg:x="1.261cm" svg:y="3.714cm">
          <text:list text:style-name="L4">
            <text:list-item>
              <text:p text:style-name="P3"><text:span text:style-name="T9">Link the embedded Jetty with the Spring context, which makes it think it is running within a regular servlet container</text:span><text:span text:style-name="T9"><text:line-break/></text:span><text:span text:style-name="T9"/></text:p>
              <text:p text:style-name="P3"><text:span text:style-name="T13">environment.addServletListeners(new SpringContextLoaderListener(springContext));</text:span><text:span text:style-name="T14"> </text:span></text:p>
            </text:list-item>
          </text:list>
          <text:p text:style-name="P3"><text:span text:style-name="T9"/></text:p>
          <text:p text:style-name="P3"><text:span text:style-name="T9"/></text:p>
          <text:p text:style-name="P3"><text:span text:style-name="T9"/></text:p>
          <text:p text:style-name="P3"><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5.265cm" svg:height="10.476cm" svg:x="3.161cm" svg:y="2.123cm" draw:page-number="13" presentation:class="page"/>
          <draw:frame presentation:style-name="pr1" draw:text-style-name="P10" draw:layer="layout" svg:width="17.271cm" svg:height="12.572cm" svg:x="2.159cm" svg:y="13.271cm" presentation:class="notes" presentation:placeholder="true">
            <draw:text-box/>
          </draw:frame>
        </presentation:notes>
      </draw:page>
      <draw:page draw:name="page14" draw:style-name="dp1" draw:master-page-name="LushGreen">
        <office:forms form:automatic-focus="false" form:apply-design-mode="false"/>
        <draw:custom-shape draw:name="CustomShape 1" draw:style-name="gr1" draw:text-style-name="P2" draw:layer="layout" svg:width="22.883cm" svg:height="2.308cm" svg:x="1.27cm" svg:y="0.437cm">
          <text:p text:style-name="P1"><text:span text:style-name="T1">Spring DI (part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32.767cm" svg:height="32.767cm" svg:x="0cm" svg:y="0cm">
          <text:p text:style-name="P3"><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2" draw:layer="layout" svg:width="22.892cm" svg:height="11.149cm" svg:x="1.261cm" svg:y="3.714cm">
          <text:list text:style-name="L5">
            <text:list-header>
              <text:p text:style-name="P3"><text:span text:style-name="T9">See the example application on github:</text:span></text:p>
            </text:list-header>
            <text:list-item>
              <text:p text:style-name="P3"><text:span text:style-name="T9"/></text:p>
            </text:list-item>
            <text:list-item>
              <text:p text:style-name="P3"><text:span text:style-name="T15"><text:a xlink:href="https://github.com/jacek99/dropwizard-spring-di-security-onejar-example">https://github.com/jacek99/dropwizard-spring-di-security-onejar-example</text:a></text:span></text:p>
            </text:list-item>
            <text:list-item>
              <text:p text:style-name="P3"><text:span text:style-name="T9"/></text:p>
            </text:list-item>
          </text:list>
          <text:p text:style-name="P3"><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5.265cm" svg:height="10.476cm" svg:x="3.161cm" svg:y="2.123cm" draw:page-number="14" presentation:class="page"/>
          <draw:frame presentation:style-name="pr1" draw:layer="layout" svg:width="17.271cm" svg:height="12.572cm" svg:x="2.159cm" svg:y="13.271cm" presentation:class="notes" presentation:placeholder="true">
            <draw:text-box/>
          </draw:frame>
        </presentation:notes>
      </draw:page>
      <draw:page draw:name="page15" draw:style-name="dp1" draw:master-page-name="LushGreen">
        <office:forms form:automatic-focus="false" form:apply-design-mode="false"/>
        <draw:custom-shape draw:name="CustomShape 1" draw:style-name="gr5" draw:text-style-name="P2" draw:layer="layout" svg:width="22.85cm" svg:height="3.781cm" svg:x="1.303cm" svg:y="10.854cm">
          <text:p text:style-name="P3"><text:span text:style-name="T4">Adding Spring 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2" draw:layer="layout" svg:width="22.85cm" svg:height="11.301cm" svg:x="1.303cm" svg:y="-0.833cm">
          <text:p text:style-name="P3"><text:span text:style-name="T5">Dropwizard and Sp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32.767cm" svg:height="32.767cm" svg:x="0cm" svg:y="0cm">
          <text:p text:style-name="P3"><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5.265cm" svg:height="10.476cm" svg:x="3.161cm" svg:y="2.123cm" draw:page-number="15" presentation:class="page"/>
          <draw:frame presentation:style-name="pr1" draw:layer="layout" svg:width="17.271cm" svg:height="12.572cm" svg:x="2.159cm" svg:y="13.271cm" presentation:class="notes" presentation:placeholder="true">
            <draw:text-box/>
          </draw:frame>
        </presentation:notes>
      </draw:page>
      <draw:page draw:name="page16" draw:style-name="dp1" draw:master-page-name="LushGreen">
        <office:forms form:automatic-focus="false" form:apply-design-mode="false"/>
        <draw:custom-shape draw:name="CustomShape 1" draw:style-name="gr1" draw:text-style-name="P8" draw:layer="layout" svg:width="22.883cm" svg:height="2.308cm" svg:x="1.27cm" svg:y="0.437cm">
          <text:p text:style-name="P1"><text:span text:style-name="T1">Spring 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9" draw:layer="layout" svg:width="32.767cm" svg:height="32.767cm" svg:x="0cm" svg:y="0cm">
          <text:p text:style-name="P3"><text:span text:style-name="T1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3" draw:text-style-name="P9" draw:layer="layout" svg:width="22.892cm" svg:height="13.62cm" svg:x="1.261cm" svg:y="3.714cm">
          <text:list text:style-name="L4">
            <text:list-item>
              <text:p text:style-name="P3"><text:span text:style-name="T9">Add a Spring Security XML config file to your context @Configuration class, e.g.</text:span><text:span text:style-name="T9"><text:line-break/></text:span><text:span text:style-name="T17"><text:line-break/></text:span><text:span text:style-name="T17">@Configuration</text:span></text:p>
              <text:p text:style-name="P3"><text:span text:style-name="T18">@ImportResource("classpath:myapp-security.xml")</text:span></text:p>
              <text:p text:style-name="P3"><text:span text:style-name="T17">@ComponentScan(basePackageClasses = MyAppSpringConfiguration.class)</text:span></text:p>
              <text:p text:style-name="P3"><text:span text:style-name="T17">public class MyAppSpringConfiguration {}</text:span></text:p>
              <text:p text:style-name="P3"><text:span text:style-name="T9"/></text:p>
              <text:p text:style-name="P3"><text:span text:style-name="T9"/></text:p>
            </text:list-item>
          </text:list>
          <text:p text:style-name="P3"><text:span text:style-name="T9"/></text:p>
          <text:p text:style-name="P3"><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5.265cm" svg:height="10.476cm" svg:x="3.161cm" svg:y="2.123cm" draw:page-number="16" presentation:class="page"/>
          <draw:frame presentation:style-name="pr1" draw:text-style-name="P10" draw:layer="layout" svg:width="17.271cm" svg:height="12.572cm" svg:x="2.159cm" svg:y="13.271cm" presentation:class="notes" presentation:placeholder="true">
            <draw:text-box/>
          </draw:frame>
        </presentation:notes>
      </draw:page>
      <draw:page draw:name="page17" draw:style-name="dp1" draw:master-page-name="LushGreen">
        <office:forms form:automatic-focus="false" form:apply-design-mode="false"/>
        <draw:custom-shape draw:name="CustomShape 1" draw:style-name="gr1" draw:text-style-name="P8" draw:layer="layout" svg:width="22.883cm" svg:height="2.308cm" svg:x="1.27cm" svg:y="0.437cm">
          <text:p text:style-name="P1"><text:span text:style-name="T1">Spring Security (par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9" draw:layer="layout" svg:width="32.767cm" svg:height="32.767cm" svg:x="0cm" svg:y="0cm">
          <text:p text:style-name="P3"><text:span text:style-name="T1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4" draw:text-style-name="P9" draw:layer="layout" svg:width="22.892cm" svg:height="13.62cm" svg:x="1.261cm" svg:y="3.714cm">
          <text:list text:style-name="L4">
            <text:list-item>
              <text:p text:style-name="P3"><text:span text:style-name="T9">Unlike the rest of Spring, Spring Security does not support Java @Configuration yet, hence an XML file is required.</text:span></text:p>
            </text:list-item>
            <text:list-item>
              <text:p text:style-name="P3"><text:span text:style-name="T9">This should be the ONLY XML file you should need to integrate Spring.</text:span></text:p>
            </text:list-item>
            <text:list-item>
              <text:p text:style-name="P3"><text:span text:style-name="T9">Everything else in Spring can be done via pure Java @Configuration classes</text:span></text:p>
            </text:list-item>
          </text:list>
          <text:p text:style-name="P3"><text:span text:style-name="T9"/></text:p>
          <text:p text:style-name="P3"><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5.265cm" svg:height="10.476cm" svg:x="3.161cm" svg:y="2.123cm" draw:page-number="17" presentation:class="page"/>
          <draw:frame presentation:style-name="pr1" draw:text-style-name="P10" draw:layer="layout" svg:width="17.271cm" svg:height="12.572cm" svg:x="2.159cm" svg:y="13.271cm" presentation:class="notes" presentation:placeholder="true">
            <draw:text-box/>
          </draw:frame>
        </presentation:notes>
      </draw:page>
      <draw:page draw:name="page18" draw:style-name="dp1" draw:master-page-name="LushGreen" presentation:presentation-page-layout-name="AL1T0">
        <office:forms form:automatic-focus="false" form:apply-design-mode="false"/>
        <draw:custom-shape draw:name="CustomShape 1" draw:style-name="gr1" draw:text-style-name="P8" draw:layer="layout" svg:width="24.579cm" svg:height="2.849cm" svg:x="0.52cm" svg:y="0.356cm">
          <text:p text:style-name="P1"><text:span text:style-name="T1">Dropwizard &amp; Sp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5" draw:text-style-name="P9" draw:layer="layout" svg:width="24.584cm" svg:height="11.174cm" svg:x="0.441cm" svg:y="3.403cm">
          <text:list text:style-name="L2">
            <text:list-item>
              <text:p text:style-name="P3"><text:span text:style-name="T2">Q&amp;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1" draw:layer="layout" svg:width="6.987cm" svg:height="2.384cm" svg:x="0.762cm" svg:y="13.462cm">
          <draw:text-box>
            <text:p><text:span text:style-name="T19">Jacek Furmankiewicz</text:span></text:p>
            <text:p><text:span text:style-name="T20">Enterprise Architect</text:span></text:p>
            <text:p><text:span text:style-name="T20">PROS, Houston, TX</text:span></text:p>
          </draw:text-box>
        </draw:frame>
        <presentation:notes draw:style-name="dp2">
          <draw:page-thumbnail draw:style-name="gr4" draw:layer="layout" svg:width="15.265cm" svg:height="10.476cm" svg:x="3.161cm" svg:y="2.123cm" draw:page-number="18" presentation:class="page"/>
          <draw:frame presentation:style-name="pr1"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5a7392" draw:end-color="#002855" draw:start-intensity="100%" draw:end-intensity="100%" draw:angle="270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letter-spacing="normal"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letter-spacing="normal"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letter-spacing="normal"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letter-spacing="normal"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letter-spacing="normal"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letter-spacing="normal"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letter-spacing="normal"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letter-spacing="normal"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Droid Sans Fallbac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cm" fo:text-indent="0cm"/>
      <style:text-properties style:use-window-font-color="true" style:text-outline="false" style:text-line-through-style="none" fo:font-family="'Liberation Sans'" style:font-family-generic="swiss" style:font-pitch="variable" fo:font-size="21.3999996185303pt" fo:font-style="normal" fo:text-shadow="none" style:text-underline-style="none" fo:font-weight="normal" style:letter-kerning="true" style:font-family-asian="'Droid Sans Fallback'"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328cm" fo:text-indent="0cm"/>
      <style:text-properties fo:font-family="'Liberation Sans'" style:font-family-generic="swiss" style:font-pitch="variable" fo:font-size="21.3999996185303pt" style:font-size-asian="26pt" style:font-size-complex="26pt"/>
    </style:style>
    <style:style style:name="Inspiration-outline3" style:family="presentation" style:parent-style-name="Inspiration-outline2">
      <style:paragraph-properties fo:margin-left="0cm" fo:margin-right="0cm" fo:margin-top="0cm" fo:margin-bottom="0.245cm" fo:text-indent="0cm"/>
      <style:text-properties fo:font-family="'Liberation Sans'" style:font-family-generic="swiss" style:font-pitch="variable" fo:font-size="21.3999996185303pt" style:font-size-asian="26pt" style:font-size-complex="26pt"/>
    </style:style>
    <style:style style:name="Inspiration-outline4" style:family="presentation" style:parent-style-name="Inspiration-outline3">
      <style:paragraph-properties fo:margin-left="0cm" fo:margin-right="0cm" fo:margin-top="0cm" fo:margin-bottom="0.164cm" fo:text-indent="0cm"/>
      <style:text-properties fo:font-family="'Liberation Sans'" style:font-family-generic="swiss" style:font-pitch="variable" fo:font-size="21.3999996185303pt" style:font-size-asian="26pt" style:font-size-complex="26pt"/>
    </style:style>
    <style:style style:name="Inspiration-outline5" style:family="presentation" style:parent-style-name="Inspiration-outline4">
      <style:paragraph-properties fo:margin-left="0cm" fo:margin-right="0cm" fo:margin-top="0cm" fo:margin-bottom="0.081cm" fo:text-indent="0cm"/>
      <style:text-properties fo:font-family="'Liberation Sans'" style:font-family-generic="swiss" style:font-pitch="variable" fo:font-size="21.3999996185303pt" style:font-size-asian="26pt" style:font-size-complex="26pt"/>
    </style:style>
    <style:style style:name="Inspiration-outline6" style:family="presentation" style:parent-style-name="Inspiration-outline5">
      <style:paragraph-properties fo:margin-left="0cm" fo:margin-right="0cm" fo:margin-top="0cm" fo:margin-bottom="0.081cm" fo:text-indent="0cm"/>
      <style:text-properties fo:font-family="'Liberation Sans'" style:font-family-generic="swiss" style:font-pitch="variable" fo:font-size="21.3999996185303pt" style:font-size-asian="26pt" style:font-size-complex="26pt"/>
    </style:style>
    <style:style style:name="Inspiration-outline7" style:family="presentation" style:parent-style-name="Inspiration-outline6">
      <style:paragraph-properties fo:margin-left="0cm" fo:margin-right="0cm" fo:margin-top="0cm" fo:margin-bottom="0.081cm" fo:text-indent="0cm"/>
      <style:text-properties fo:font-family="'Liberation Sans'" style:font-family-generic="swiss" style:font-pitch="variable" fo:font-size="21.3999996185303pt" style:font-size-asian="26pt" style:font-size-complex="26pt"/>
    </style:style>
    <style:style style:name="Inspiration-outline8" style:family="presentation" style:parent-style-name="Inspiration-outline7">
      <style:paragraph-properties fo:margin-left="0cm" fo:margin-right="0cm" fo:margin-top="0cm" fo:margin-bottom="0.081cm" fo:text-indent="0cm"/>
      <style:text-properties fo:font-size="16.5pt" style:font-size-asian="20pt" style:font-size-complex="20pt"/>
    </style:style>
    <style:style style:name="Inspiration-outline9" style:family="presentation" style:parent-style-name="Inspiration-outline8">
      <style:paragraph-properties fo:margin-left="0cm" fo:margin-right="0cm" fo:margin-top="0cm" fo:margin-bottom="0.081cm" fo:text-indent="0cm"/>
      <style:text-properties fo:font-size="16.5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Cabin" style:font-style-name="Regular" style:font-pitch="variable" fo:font-size="26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fo:font-family="'Liberation Sans'" style:font-family-generic="swiss" style:font-pitch="variable" fo:font-size="26.2000007629395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Droid Sans Fallbac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452cm" fo:text-indent="0cm"/>
      <style:text-properties fo:color="#050505" style:text-outline="false" style:text-line-through-style="none" fo:font-family="'Liberation Sans'" style:font-family-generic="swiss" style:font-pitch="variable" fo:font-size="29.1000003814697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61cm" fo:text-indent="0cm"/>
      <style:text-properties fo:font-family="'Liberation Sans'" style:font-family-generic="swiss" style:font-pitch="variable" fo:font-size="25.2999992370605pt" style:font-size-asian="28pt" style:font-size-complex="28pt"/>
    </style:style>
    <style:style style:name="DNA-outline3" style:family="presentation" style:parent-style-name="DNA-outline2">
      <style:paragraph-properties fo:margin-left="0cm" fo:margin-right="0cm" fo:margin-top="0cm" fo:margin-bottom="0.269cm" fo:text-indent="0cm"/>
      <style:text-properties fo:font-family="'Liberation Sans'" style:font-family-generic="swiss" style:font-pitch="variable" fo:font-size="21.7999992370605pt" style:font-size-asian="24pt" style:font-size-complex="24pt"/>
    </style:style>
    <style:style style:name="DNA-outline4" style:family="presentation" style:parent-style-name="DNA-outline3">
      <style:paragraph-properties fo:margin-left="0cm" fo:margin-right="0cm" fo:margin-top="0cm" fo:margin-bottom="0.179cm" fo:text-indent="0cm"/>
      <style:text-properties fo:font-family="'Liberation Sans'" style:font-family-generic="swiss" style:font-pitch="variable" fo:font-size="18.1000003814697pt" style:font-size-asian="20pt" style:font-size-complex="20pt"/>
    </style:style>
    <style:style style:name="DNA-outline5" style:family="presentation" style:parent-style-name="DNA-outline4">
      <style:paragraph-properties fo:margin-left="0cm" fo:margin-right="0cm" fo:margin-top="0cm" fo:margin-bottom="0.089cm" fo:text-indent="0cm"/>
      <style:text-properties fo:font-family="'Liberation Sans'" style:font-family-generic="swiss" style:font-pitch="variable" fo:font-size="18.1000003814697pt" style:font-size-asian="20pt" style:font-size-complex="20pt"/>
    </style:style>
    <style:style style:name="DNA-outline6" style:family="presentation" style:parent-style-name="DNA-outline5">
      <style:paragraph-properties fo:margin-left="0cm" fo:margin-right="0cm" fo:margin-top="0cm" fo:margin-bottom="0.089cm" fo:text-indent="0cm"/>
      <style:text-properties fo:font-family="'Liberation Sans'" style:font-family-generic="swiss" style:font-pitch="variable" fo:font-size="18.1000003814697pt" style:font-size-asian="20pt" style:font-size-complex="20pt"/>
    </style:style>
    <style:style style:name="DNA-outline7" style:family="presentation" style:parent-style-name="DNA-outline6">
      <style:paragraph-properties fo:margin-left="0cm" fo:margin-right="0cm" fo:margin-top="0cm" fo:margin-bottom="0.089cm" fo:text-indent="0cm"/>
      <style:text-properties fo:font-family="'Liberation Sans'" style:font-family-generic="swiss" style:font-pitch="variable" fo:font-size="18.1000003814697pt" style:font-size-asian="20pt" style:font-size-complex="20pt"/>
    </style:style>
    <style:style style:name="DNA-outline8" style:family="presentation" style:parent-style-name="DNA-outline7">
      <style:paragraph-properties fo:margin-left="0cm" fo:margin-right="0cm" fo:margin-top="0cm" fo:margin-bottom="0.089cm" fo:text-indent="0cm"/>
      <style:text-properties fo:font-size="18.1000003814697pt" style:font-size-asian="20pt" style:font-size-complex="20pt"/>
    </style:style>
    <style:style style:name="DNA-outline9" style:family="presentation" style:parent-style-name="DNA-outline8">
      <style:paragraph-properties fo:margin-left="0cm" fo:margin-right="0cm" fo:margin-top="0cm" fo:margin-bottom="0.089cm" fo:text-indent="0cm"/>
      <style:text-properties fo:font-size="18.1000003814697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erif'" style:font-style-name="Regular"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fo:font-family="'Liberation Serif'" style:font-family-generic="roman" style:font-pitch="variable" fo:font-size="37.5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OS_20_Title_20_and_20_Content-background" style:display-name="PROS Title and Content-background" style:family="presentation">
      <style:graphic-properties draw:stroke="none" draw:fill="solid" draw:fill-color="#ffffff"/>
      <style:text-properties style:letter-kerning="true"/>
    </style:style>
    <style:style style:name="PROS_20_Title_20_and_20_Content-backgroundobjects" style:display-name="PROS Title and Content-backgroundobjects" style:family="presentation">
      <style:graphic-properties draw:textarea-horizontal-align="justify" draw:shadow="hidden" draw:shadow-offset-x="0.2cm" draw:shadow-offset-y="0.2cm" draw:shadow-color="#808080"/>
      <style:text-properties style:letter-kerning="true"/>
    </style:style>
    <style:style style:name="PROS_20_Title_20_and_20_Content-notes" style:display-name="PROS Title and Conten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DejaVu Sans'"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PROS_20_Title_20_and_20_Content-outline1" style:display-name="PROS Title and Content-outline1" style:family="presentation">
      <style:graphic-properties draw:stroke="none" draw:fill="none" draw:auto-grow-height="false" draw:fit-to-size="shrink-to-fit">
        <text:list-style style:name="PROS_20_Title_20_and_20_Content-outline1" style:display-name="PROS 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text-properties fo:color="#000000" style:text-outline="false" style:text-line-through-style="none" fo:font-family="Corbel" fo:font-size="24pt" fo:letter-spacing="normal" fo:language="en" fo:country="US" fo:font-style="normal" fo:text-shadow="none" style:text-underline-style="none" fo:font-weight="normal" style:letter-kerning="true" style:font-family-asian="'DejaVu Sans'" style:font-family-generic-asian="system" style:font-pitch-asian="variable" style:font-size-asian="24pt" style:language-asian="en" style:country-asian="US" style:font-style-asian="normal" style:font-weight-asian="normal"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PROS_20_Title_20_and_20_Content-outline2" style:display-name="PROS Title and Content-outline2" style:family="presentation" style:parent-style-name="PROS_20_Title_20_and_20_Content-outline1">
      <style:paragraph-properties fo:margin-left="0cm" fo:margin-right="0cm" fo:margin-top="0cm" fo:margin-bottom="0.4cm" fo:line-height="100%" fo:text-align="start" fo:text-indent="0cm" style:punctuation-wrap="hanging"/>
      <style:text-properties fo:color="#000000" style:text-line-through-style="none" fo:font-family="Corbe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ROS_20_Title_20_and_20_Content-outline3" style:display-name="PROS Title and Content-outline3" style:family="presentation" style:parent-style-name="PROS_20_Title_20_and_20_Content-outline2">
      <style:paragraph-properties fo:margin-left="0cm" fo:margin-right="0cm" fo:margin-top="0cm" fo:margin-bottom="0.3cm" fo:line-height="100%" fo:text-align="start" fo:text-indent="0cm" style:punctuation-wrap="hanging"/>
      <style:text-properties fo:color="#000000" style:text-line-through-style="none"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PROS_20_Title_20_and_20_Content-outline4" style:display-name="PROS Title and Content-outline4" style:family="presentation" style:parent-style-name="PROS_20_Title_20_and_20_Content-outline3">
      <style:paragraph-properties fo:margin-left="0cm" fo:margin-right="0cm" fo:margin-top="0cm" fo:margin-bottom="0.2cm" fo:line-height="100%" fo:text-align="start" fo:text-indent="0cm" style:punctuation-wrap="hanging"/>
      <style:text-properties fo:color="#000000" style:text-line-through-style="none"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PROS_20_Title_20_and_20_Content-outline5" style:display-name="PROS Title and Content-outline5" style:family="presentation" style:parent-style-name="PROS_20_Title_20_and_20_Content-outline4">
      <style:paragraph-properties fo:margin-left="0cm" fo:margin-right="0cm" fo:margin-top="0cm" fo:margin-bottom="0.1cm" fo:text-indent="0cm"/>
      <style:text-properties fo:font-size="20pt" style:font-size-asian="20pt" style:font-size-complex="20pt"/>
    </style:style>
    <style:style style:name="PROS_20_Title_20_and_20_Content-outline6" style:display-name="PROS Title and Content-outline6" style:family="presentation" style:parent-style-name="PROS_20_Title_20_and_20_Content-outline5">
      <style:paragraph-properties fo:margin-left="0cm" fo:margin-right="0cm" fo:margin-top="0cm" fo:margin-bottom="0.1cm" fo:text-indent="0cm"/>
      <style:text-properties fo:font-size="20pt" style:font-size-asian="20pt" style:font-size-complex="20pt"/>
    </style:style>
    <style:style style:name="PROS_20_Title_20_and_20_Content-outline7" style:display-name="PROS Title and Content-outline7" style:family="presentation" style:parent-style-name="PROS_20_Title_20_and_20_Content-outline6">
      <style:paragraph-properties fo:margin-left="0cm" fo:margin-right="0cm" fo:margin-top="0cm" fo:margin-bottom="0.1cm" fo:text-indent="0cm"/>
      <style:text-properties fo:font-size="20pt" style:font-size-asian="20pt" style:font-size-complex="20pt"/>
    </style:style>
    <style:style style:name="PROS_20_Title_20_and_20_Content-outline8" style:display-name="PROS Title and Content-outline8" style:family="presentation" style:parent-style-name="PROS_20_Title_20_and_20_Content-outline7">
      <style:paragraph-properties fo:margin-left="0cm" fo:margin-right="0cm" fo:margin-top="0cm" fo:margin-bottom="0.1cm" fo:text-indent="0cm"/>
      <style:text-properties fo:font-size="20pt" style:font-size-asian="20pt" style:font-size-complex="20pt"/>
    </style:style>
    <style:style style:name="PROS_20_Title_20_and_20_Content-outline9" style:display-name="PROS Title and Content-outline9" style:family="presentation" style:parent-style-name="PROS_20_Title_20_and_20_Content-outline8">
      <style:paragraph-properties fo:margin-left="0cm" fo:margin-right="0cm" fo:margin-top="0cm" fo:margin-bottom="0.1cm" fo:text-indent="0cm"/>
      <style:text-properties fo:font-size="20pt" style:font-size-asian="20pt" style:font-size-complex="20pt"/>
    </style:style>
    <style:style style:name="PROS_20_Title_20_and_20_Content-subtitle" style:display-name="PROS Title and Content-subtitle" style:family="presentation">
      <style:graphic-properties draw:stroke="none" draw:fill="none" draw:textarea-vertical-align="middle">
        <text:list-style style:name="PROS_20_Title_20_and_20_Content-subtitle" style:display-name="PROS Title and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OS_20_Title_20_and_20_Content-title" style:display-name="PROS Title and Content-title" style:family="presentation">
      <style:graphic-properties draw:stroke="none" draw:fill="none" draw:textarea-vertical-align="middle">
        <text:list-style style:name="PROS_20_Title_20_and_20_Content-title" style:display-name="PROS Title and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Corbel" fo:font-size="18pt" fo:letter-spacing="normal" fo:language="en" fo:country="US" fo:font-style="normal" fo:text-shadow="none" style:text-underline-style="none" fo:font-weight="normal" style:letter-kerning="true" style:font-family-asian="'DejaVu Sans'" style:font-family-generic-asian="system" style:font-pitch-asian="variable" style:font-size-asian="18pt" style:language-asian="en" style:country-asian="US" style:font-style-asian="normal" style:font-weight-asian="normal"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Droid Sans Fallbac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46cm" fo:text-indent="0cm"/>
      <style:text-properties style:use-window-font-color="true" style:text-outline="false" style:text-line-through-style="none" fo:font-family="'Liberation Sans'" style:font-family-generic="roman" style:font-pitch="variable" fo:font-size="35.0999984741211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436cm" fo:text-indent="0cm"/>
      <style:text-properties fo:font-size="30.6000003814697pt" style:font-size-asian="28pt" style:font-size-complex="28pt"/>
    </style:style>
    <style:style style:name="LushGreen-outline3" style:family="presentation" style:parent-style-name="LushGreen-outline2">
      <style:paragraph-properties fo:margin-left="0cm" fo:margin-right="0cm" fo:margin-top="0cm" fo:margin-bottom="0.325cm" fo:text-indent="0cm"/>
      <style:text-properties fo:font-size="26.2999992370605pt" style:font-size-asian="24pt" style:font-size-complex="24pt"/>
    </style:style>
    <style:style style:name="LushGreen-outline4" style:family="presentation" style:parent-style-name="LushGreen-outline3">
      <style:paragraph-properties fo:margin-left="0cm" fo:margin-right="0cm" fo:margin-top="0cm" fo:margin-bottom="0.216cm" fo:text-indent="0cm"/>
      <style:text-properties fo:font-size="21.8999996185303pt" style:font-size-asian="20pt" style:font-size-complex="20pt"/>
    </style:style>
    <style:style style:name="LushGreen-outline5" style:family="presentation" style:parent-style-name="LushGreen-outline4">
      <style:paragraph-properties fo:margin-left="0cm" fo:margin-right="0cm" fo:margin-top="0cm" fo:margin-bottom="0.107cm" fo:text-indent="0cm"/>
      <style:text-properties fo:font-size="21.8999996185303pt" style:font-size-asian="20pt" style:font-size-complex="20pt"/>
    </style:style>
    <style:style style:name="LushGreen-outline6" style:family="presentation" style:parent-style-name="LushGreen-outline5">
      <style:paragraph-properties fo:margin-left="0cm" fo:margin-right="0cm" fo:margin-top="0cm" fo:margin-bottom="0.107cm" fo:text-indent="0cm"/>
      <style:text-properties fo:font-size="21.8999996185303pt" style:font-size-asian="20pt" style:font-size-complex="20pt"/>
    </style:style>
    <style:style style:name="LushGreen-outline7" style:family="presentation" style:parent-style-name="LushGreen-outline6">
      <style:paragraph-properties fo:margin-left="0cm" fo:margin-right="0cm" fo:margin-top="0cm" fo:margin-bottom="0.107cm" fo:text-indent="0cm"/>
      <style:text-properties fo:font-size="21.8999996185303pt" style:font-size-asian="20pt" style:font-size-complex="20pt"/>
    </style:style>
    <style:style style:name="LushGreen-outline8" style:family="presentation" style:parent-style-name="LushGreen-outline7">
      <style:paragraph-properties fo:margin-left="0cm" fo:margin-right="0cm" fo:margin-top="0cm" fo:margin-bottom="0.107cm" fo:text-indent="0cm"/>
      <style:text-properties fo:font-size="21.8999996185303pt" style:font-size-asian="20pt" style:font-size-complex="20pt"/>
    </style:style>
    <style:style style:name="LushGreen-outline9" style:family="presentation" style:parent-style-name="LushGreen-outline8">
      <style:paragraph-properties fo:margin-left="0cm" fo:margin-right="0cm" fo:margin-top="0cm" fo:margin-bottom="0.107cm" fo:text-indent="0cm"/>
      <style:text-properties fo:font-size="21.8999996185303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Liberation Sans'" style:font-family-generic="roman" style:font-pitch="variable" fo:font-size="42.7000007629395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fo:padding-top="0.125cm" fo:padding-bottom="0.125cm" fo:padding-left="0.127cm" fo:padding-right="0.25cm" fo:wrap-option="wrap"/>
    </style:style>
    <style:style style:name="Mgr5"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cm" draw:fill="solid" draw:fill-color="#3fae29" draw:textarea-vertical-align="top" draw:auto-grow-height="false" fo:padding-top="0.127cm" fo:padding-bottom="0.127cm" fo:padding-left="0.254cm" fo:padding-right="0.254cm" fo:wrap-option="wrap"/>
    </style:style>
    <style:style style:name="Mgr8" style:family="graphic" style:parent-style-name="standard">
      <style:graphic-properties draw:stroke="none" svg:stroke-width="0.026cm" draw:stroke-linejoin="round" draw:fill="solid" draw:fill-color="#002855" draw:textarea-vertical-align="top" draw:auto-grow-height="false" fo:padding-top="0.127cm" fo:padding-bottom="0.127cm" fo:padding-left="0.254cm" fo:padding-right="0.254cm" fo:wrap-option="wrap"/>
    </style:style>
    <style:style style:name="Mgr9" style:family="graphic" style:parent-style-name="standard">
      <style:graphic-properties draw:stroke="none" svg:stroke-width="0.026cm" draw:stroke-linejoin="round" draw:fill="gradient" draw:fill-gradient-name="Gradient_20_7" draw:textarea-vertical-align="top" draw:auto-grow-height="false" fo:padding-top="0.127cm" fo:padding-bottom="0.127cm" fo:padding-left="0.254cm" fo:padding-right="0.254cm" fo:wrap-option="wrap"/>
    </style:style>
    <style:style style:name="Mgr10" style:family="graphic" style:parent-style-name="standard">
      <style:graphic-properties draw:stroke="none" svg:stroke-width="0.026cm" draw:stroke-linejoin="round" draw:fill="solid" draw:fill-color="#3fae29" draw:textarea-vertical-align="top" draw:auto-grow-height="false" fo:padding-top="0.127cm" fo:padding-bottom="0.127cm" fo:padding-left="0.254cm" fo:padding-right="0.254cm" fo:wrap-option="wrap"/>
    </style:style>
    <style:style style:name="Mgr11" style:family="graphic" style:parent-style-name="standard">
      <style:graphic-properties draw:stroke="none" svg:stroke-width="0.026cm" draw:stroke-linejoin="round" draw:fill="solid" draw:fill-color="#ffffff" draw:textarea-vertical-align="top" draw:auto-grow-height="false" fo:padding-top="0.127cm" fo:padding-bottom="0.127cm" fo:padding-left="0.254cm" fo:padding-right="0.254cm" fo:wrap-option="wrap"/>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backgroundobjects">
      <style:graphic-properties draw:stroke="none" draw:fill="none" draw:fill-color="#ffffff" draw:auto-grow-height="false" fo:min-height="1.397cm"/>
    </style:style>
    <style:style style:name="Mpr6" style:family="presentation" style:parent-style-name="Default_20_1-backgroundobjects">
      <style:graphic-properties draw:stroke="none" draw:fill="none" draw:fill-color="#ffffff" draw:textarea-vertical-align="bottom" draw:auto-grow-height="false" fo:min-height="1.397cm"/>
    </style:style>
    <style:style style:name="Mpr7" style:family="presentation" style:parent-style-name="Default_20_2-backgroundobjects">
      <style:graphic-properties draw:stroke="none" draw:fill="none" draw:fill-color="#ffffff" draw:auto-grow-height="false" fo:min-height="1.397cm"/>
    </style:style>
    <style:style style:name="Mpr8" style:family="presentation" style:parent-style-name="Default_20_2-backgroundobjects">
      <style:graphic-properties draw:stroke="none" draw:fill="none" draw:fill-color="#ffffff" draw:textarea-vertical-align="bottom" draw:auto-grow-height="false" fo:min-height="1.397cm"/>
    </style:style>
    <style:style style:name="Mpr9" style:family="presentation" style:parent-style-name="Inspiration-title">
      <style:graphic-properties draw:auto-grow-height="false" fo:min-height="3.507cm"/>
    </style:style>
    <style:style style:name="Mpr10" style:family="presentation" style:parent-style-name="Inspiration-outline1">
      <style:graphic-properties fo:min-height="12.18cm"/>
    </style:style>
    <style:style style:name="Mpr11" style:family="presentation" style:parent-style-name="Inspiration-backgroundobjects">
      <style:graphic-properties draw:stroke="none" draw:fill="none" draw:fill-color="#ffffff" draw:auto-grow-height="false" fo:min-height="1.449cm"/>
    </style:style>
    <style:style style:name="Mpr12" style:family="presentation" style:parent-style-name="Inspiration-backgroundobjects">
      <style:graphic-properties draw:stroke="none" draw:fill="none" draw:fill-color="#ffffff" draw:auto-grow-height="false" fo:min-height="1.485cm"/>
    </style:style>
    <style:style style:name="Mpr13" style:family="presentation" style:parent-style-name="Inspiration-backgroundobjects">
      <style:graphic-properties draw:stroke="none" draw:fill="none" draw:fill-color="#ffffff" draw:textarea-vertical-align="bottom" draw:auto-grow-height="false" fo:min-height="1.485cm"/>
    </style:style>
    <style:style style:name="Mpr14" style:family="presentation" style:parent-style-name="DNA-backgroundobjects">
      <style:graphic-properties draw:stroke="none" draw:fill="none" draw:fill-color="#ffffff" draw:auto-grow-height="false" fo:min-height="1.338cm"/>
    </style:style>
    <style:style style:name="Mpr15" style:family="presentation" style:parent-style-name="DNA-backgroundobjects">
      <style:graphic-properties draw:stroke="none" draw:fill="none" draw:fill-color="#ffffff" draw:auto-grow-height="false" fo:min-height="1.485cm"/>
    </style:style>
    <style:style style:name="Mpr16" style:family="presentation" style:parent-style-name="DNA-backgroundobjects">
      <style:graphic-properties draw:stroke="none" draw:fill="none" draw:fill-color="#ffffff" draw:textarea-vertical-align="bottom" draw:auto-grow-height="false" fo:min-height="1.485cm"/>
    </style:style>
    <style:style style:name="Mpr17" style:family="presentation" style:parent-style-name="PROS_20_Title_20_and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Mpr18" style:family="presentation" style:parent-style-name="PROS_20_Title_20_and_20_Content-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19" style:family="presentation" style:parent-style-name="PROS_20_Title_20_and_20_Content-outline1">
      <style:graphic-properties draw:stroke="none" svg:stroke-width="0cm" draw:fill="none" draw:textarea-vertical-align="top" draw:auto-grow-height="false" fo:min-height="11.049cm" fo:padding-top="0.125cm" fo:padding-bottom="0.125cm" fo:padding-left="0.25cm" fo:padding-right="0.25cm" fo:wrap-option="wrap"/>
    </style:style>
    <style:style style:name="Mpr20" style:family="presentation" style:parent-style-name="PROS_20_Title_20_and_20_Content-backgroundobjects">
      <style:graphic-properties draw:stroke="none" draw:fill="none" draw:fill-color="#ffffff" draw:auto-grow-height="false" fo:min-height="1.314cm"/>
    </style:style>
    <style:style style:name="Mpr21" style:family="presentation" style:parent-style-name="PROS_20_Title_20_and_20_Content-backgroundobjects">
      <style:graphic-properties draw:stroke="none" draw:fill="none" draw:fill-color="#ffffff" draw:auto-grow-height="false" fo:min-height="1.397cm"/>
    </style:style>
    <style:style style:name="Mpr22" style:family="presentation" style:parent-style-name="PROS_20_Title_20_and_20_Content-backgroundobjects">
      <style:graphic-properties draw:stroke="none" draw:fill="none" draw:fill-color="#ffffff" draw:textarea-vertical-align="bottom" draw:auto-grow-height="false" fo:min-height="1.397cm"/>
    </style:style>
    <style:style style:name="Mpr23" style:family="presentation" style:parent-style-name="LushGreen-backgroundobjects">
      <style:graphic-properties draw:stroke="none" draw:fill="none" draw:fill-color="#ffffff" draw:auto-grow-height="false" fo:min-height="1.449cm"/>
    </style:style>
    <style:style style:name="Mpr24" style:family="presentation" style:parent-style-name="LushGreen-backgroundobjects">
      <style:graphic-properties draw:stroke="none" draw:fill="none" draw:fill-color="#ffffff" draw:auto-grow-height="false" fo:min-height="1.485cm"/>
    </style:style>
    <style:style style:name="Mpr25"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90%" fo:text-align="start"/>
    </style:style>
    <style:style style:name="MP5" style:family="paragraph">
      <style:paragraph-properties fo:text-align="start" style:font-independent-line-spacing="true"/>
      <style:text-properties fo:font-size="18pt"/>
    </style:style>
    <style:style style:name="MP6" style:family="paragraph">
      <style:paragraph-properties fo:margin-top="0cm" fo:margin-bottom="0cm" fo:line-height="85%" fo:text-align="start"/>
    </style:style>
    <style:style style:name="MP7" style:family="paragraph">
      <style:paragraph-properties fo:text-align="center"/>
    </style:style>
    <style:style style:name="MP8" style:family="paragraph">
      <style:paragraph-properties fo:text-align="center"/>
      <style:text-properties fo:font-size="14pt" style:font-size-asian="14pt" style:font-size-complex="14pt"/>
    </style:style>
    <style:style style:name="MP9" style:family="paragraph">
      <style:paragraph-properties fo:margin-left="0cm" fo:margin-right="0cm" fo:margin-top="0cm" fo:margin-bottom="0cm" fo:line-height="100%" fo:text-align="start" fo:text-indent="0cm" style:punctuation-wrap="hanging"/>
      <style:text-properties fo:hyphenate="false"/>
    </style:style>
    <style:style style:name="MP10"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11" style:family="paragraph">
      <style:paragraph-properties fo:text-align="start" style:font-independent-line-spacing="true"/>
      <style:text-properties fo:font-size="18pt" style:font-size-asian="14pt" style:font-size-complex="14pt"/>
    </style:style>
    <style:style style:name="MP12" style:family="paragraph">
      <style:paragraph-properties fo:text-align="start"/>
    </style:style>
    <style:style style:name="MP13" style:family="paragraph">
      <style:paragraph-properties fo:margin-left="0cm" fo:margin-right="0cm" fo:margin-top="0.169cm" fo:margin-bottom="0cm" fo:line-height="100%" fo:text-align="start" fo:text-indent="0cm" style:punctuation-wrap="hanging"/>
      <style:text-properties fo:hyphenate="false"/>
    </style:style>
    <style:style style:name="MP14" style:family="paragraph">
      <style:paragraph-properties fo:margin-left="0cm" fo:margin-right="0cm" fo:margin-top="0.141cm" fo:margin-bottom="0cm" fo:line-height="100%" fo:text-align="start" fo:text-indent="0cm" style:punctuation-wrap="hanging"/>
      <style:text-properties fo:hyphenate="false"/>
    </style:style>
    <style:style style:name="MP15" style:family="paragraph">
      <style:paragraph-properties fo:margin-left="0cm" fo:margin-right="0cm" fo:margin-top="0.127cm" fo:margin-bottom="0cm" fo:line-height="100%" fo:text-align="start" fo:text-indent="0cm" style:punctuation-wrap="hanging"/>
      <style:text-properties fo:hyphenate="false"/>
    </style:style>
    <style:style style:name="MP16" style:family="paragraph">
      <style:paragraph-properties fo:margin-left="0cm" fo:margin-right="0cm" fo:margin-top="0.113cm" fo:margin-bottom="0cm" fo:line-height="100%"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539b" style:text-line-through-style="none" fo:font-family="'Franklin Gothic Book'"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3" style:family="text">
      <style:text-properties fo:color="#404040" style:text-line-through-style="none" fo:font-family="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4" style:family="text">
      <style:text-properties fo:font-family="'Liberation Sans'" style:font-family-generic="swiss" style:font-pitch="variable" fo:font-size="14pt" style:font-size-asian="14pt" style:font-size-complex="14pt"/>
    </style:style>
    <style:style style:name="MT5" style:family="text">
      <style:text-properties fo:color="#000000" style:text-line-through-style="none" fo:font-family="Corbel"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6" style:family="text">
      <style:text-properties fo:color="#000000" style:text-line-through-style="none" fo:font-family="Corbe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color="#000000" style:text-line-through-style="none" fo:font-family="Corbe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color="#000000" style:text-line-through-style="none" fo:font-family="Corbe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color="#000000" style:text-line-through-style="none"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Narrow'" style:font-family-generic="swiss" fo:color="#3fae29"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795cm" text:min-label-width="0.634cm"/>
        <style:text-properties fo:font-family="Arial" style:font-family-generic="swiss" fo:color="#000000" fo:font-size="100%"/>
      </text:list-level-style-bullet>
      <text:list-level-style-bullet text:level="2" text:bullet-char="–">
        <style:list-level-properties text:space-before="0.795cm" text:min-label-width="0.634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1.43cm" text:min-label-width="0.634cm"/>
        <style:text-properties fo:font-family="Arial" style:font-family-generic="swiss" fo:color="#000000" fo:font-size="100%"/>
      </text:list-level-style-bullet>
      <text:list-level-style-bullet text:level="2" text:bullet-char="–">
        <style:list-level-properties text:space-before="0.795cm" text:min-label-width="0.634cm"/>
        <style:text-properties fo:font-family="Arial" style:font-family-generic="swiss" fo:color="#000000" fo:font-size="100%"/>
      </text:list-level-style-bullet>
      <text:list-level-style-bullet text:level="3" text:bullet-char="•">
        <style:list-level-properties text:space-before="1.43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2.224cm" text:min-label-width="0.634cm"/>
        <style:text-properties fo:font-family="Arial" style:font-family-generic="swiss" fo:color="#000000" fo:font-size="100%"/>
      </text:list-level-style-bullet>
      <text:list-level-style-bullet text:level="2" text:bullet-char="–">
        <style:list-level-properties text:space-before="0.795cm" text:min-label-width="0.634cm"/>
        <style:text-properties fo:font-family="Arial" style:font-family-generic="swiss" fo:color="#000000" fo:font-size="100%"/>
      </text:list-level-style-bullet>
      <text:list-level-style-bullet text:level="3" text:bullet-char="•">
        <style:list-level-properties text:space-before="1.43cm" text:min-label-width="0.634cm"/>
        <style:text-properties fo:font-family="Arial" style:font-family-generic="swiss" fo:color="#000000" fo:font-size="100%"/>
      </text:list-level-style-bullet>
      <text:list-level-style-bullet text:level="4" text:bullet-char="–">
        <style:list-level-properties text:space-before="2.224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2.859cm" text:min-label-width="0.634cm"/>
        <style:text-properties fo:font-family="Arial" style:font-family-generic="swiss" fo:color="#000000" fo:font-size="100%"/>
      </text:list-level-style-bullet>
      <text:list-level-style-bullet text:level="2" text:bullet-char="–">
        <style:list-level-properties text:space-before="0.795cm" text:min-label-width="0.634cm"/>
        <style:text-properties fo:font-family="Arial" style:font-family-generic="swiss" fo:color="#000000" fo:font-size="100%"/>
      </text:list-level-style-bullet>
      <text:list-level-style-bullet text:level="3" text:bullet-char="•">
        <style:list-level-properties text:space-before="1.43cm" text:min-label-width="0.634cm"/>
        <style:text-properties fo:font-family="Arial" style:font-family-generic="swiss" fo:color="#000000" fo:font-size="100%"/>
      </text:list-level-style-bullet>
      <text:list-level-style-bullet text:level="4" text:bullet-char="–">
        <style:list-level-properties text:space-before="2.224cm" text:min-label-width="0.634cm"/>
        <style:text-properties fo:font-family="Arial" style:font-family-generic="swiss" fo:color="#000000" fo:font-size="100%"/>
      </text:list-level-style-bullet>
      <text:list-level-style-bullet text:level="5" text:bullet-char="»">
        <style:list-level-properties text:space-before="2.859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frame draw:name="Picture 3" draw:style-name="Mgr3" draw:text-style-name="MP3" draw:layer="backgroundobjects" svg:width="25.397cm" svg:height="19.047cm" svg:x="0cm" svg:y="0cm">
        <draw:image xlink:href="Pictures/10000000000003C0000002D050F59DF3.jpg" xlink:type="simple" xlink:show="embed" xlink:actuate="onLoad">
          <text:p/>
        </draw:image>
      </draw:frame>
      <draw:custom-shape draw:name="CustomShape 1" draw:style-name="Mgr4" draw:text-style-name="MP5" draw:layer="backgroundobjects" svg:width="9.901cm" svg:height="0.515cm" svg:x="2.778cm" svg:y="17.82cm">
        <text:p text:style-name="MP4"><text:span text:style-name="MT2">©2012 PROS Revenue Management, L.P.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3" draw:text-style-name="MP3" draw:layer="backgroundobjects" svg:width="25.388cm" svg:height="19.047cm" svg:x="0.004cm" svg:y="0cm">
        <draw:image xlink:href="Pictures/1000000000000898000006720E7E3688.jpg" xlink:type="simple" xlink:show="embed" xlink:actuate="onLoad">
          <text:p/>
        </draw:image>
      </draw:frame>
      <draw:custom-shape draw:name="CustomShape 2" draw:style-name="Mgr5" draw:text-style-name="MP5" draw:layer="backgroundobjects" svg:width="1.134cm" svg:height="0.991cm" svg:x="24.443cm" svg:y="14.357cm">
        <text:p text:style-name="MP6"><text:span text:style-name="M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351cm" svg:height="11.049cm" svg:x="1.27cm" svg:y="4.457cm" presentation:class="outline" presentation:placeholder="true">
        <draw:text-box/>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draw:name="Picture 3" draw:style-name="Mgr3" draw:text-style-name="MP3" draw:layer="backgroundobjects" svg:width="25.397cm" svg:height="19.047cm" svg:x="0cm" svg:y="0cm">
        <draw:image xlink:href="Pictures/10000000000003C0000002D050F59DF3.jpg" xlink:type="simple" xlink:show="embed" xlink:actuate="onLoad">
          <text:p/>
        </draw:image>
      </draw:frame>
      <draw:custom-shape draw:name="CustomShape 1" draw:style-name="Mgr4" draw:text-style-name="MP5" draw:layer="backgroundobjects" svg:width="9.901cm" svg:height="0.515cm" svg:x="2.778cm" svg:y="17.82cm">
        <text:p text:style-name="MP4"><text:span text:style-name="MT2">©2012 PROS Revenue Management, L.P.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351cm" svg:height="11.049cm" svg:x="1.27cm" svg:y="4.457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name="Picture 3" draw:style-name="Mgr3" draw:text-style-name="MP3" draw:layer="backgroundobjects" svg:width="25.397cm" svg:height="19.047cm" svg:x="0cm" svg:y="0cm">
        <draw:image xlink:href="Pictures/10000000000003C0000002D050F59DF3.jpg" xlink:type="simple" xlink:show="embed" xlink:actuate="onLoad">
          <text:p/>
        </draw:image>
      </draw:frame>
      <draw:custom-shape draw:name="CustomShape 1" draw:style-name="Mgr4" draw:text-style-name="MP5" draw:layer="backgroundobjects" svg:width="9.901cm" svg:height="0.515cm" svg:x="2.778cm" svg:y="17.82cm">
        <text:p text:style-name="MP4"><text:span text:style-name="MT2">©2012 PROS Revenue Management, L.P.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351cm" svg:height="11.049cm" svg:x="1.27cm" svg:y="4.457cm" presentation:class="outline" presentation:placeholder="true">
        <draw:text-box/>
      </draw:frame>
      <presentation:notes style:page-layout-name="PM2">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draw:name="Picture 3" draw:style-name="Mgr3" draw:text-style-name="MP3" draw:layer="backgroundobjects" svg:width="25.397cm" svg:height="19.047cm" svg:x="0cm" svg:y="0cm">
        <draw:image xlink:href="Pictures/10000000000003C0000002D050F59DF3.jpg" xlink:type="simple" xlink:show="embed" xlink:actuate="onLoad">
          <text:p/>
        </draw:image>
      </draw:frame>
      <draw:custom-shape draw:name="CustomShape 1" draw:style-name="Mgr4" draw:text-style-name="MP5" draw:layer="backgroundobjects" svg:width="9.901cm" svg:height="0.515cm" svg:x="2.778cm" svg:y="17.82cm">
        <text:p text:style-name="MP4"><text:span text:style-name="MT2">©2012 PROS Revenue Management, L.P.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title" draw:layer="backgroundobjects" svg:width="22.859cm" svg:height="3.18cm" svg:x="1.27cm" svg:y="0.76cm" presentation:class="title" presentation:placeholder="true">
        <draw:text-box/>
      </draw:frame>
      <draw:frame presentation:style-name="Default_20_2-outline1" draw:layer="backgroundobjects" svg:width="22.351cm" svg:height="11.049cm" svg:x="1.27cm" svg:y="4.457cm" presentation:class="outline" presentation:placeholder="true">
        <draw:text-box/>
      </draw:frame>
      <presentation:notes style:page-layout-name="PM2">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Inspiration" style:page-layout-name="PM1" draw:style-name="Mdp2">
      <draw:frame draw:style-name="Mgr6" draw:text-style-name="MP7" draw:layer="backgroundobjects" svg:width="25.399cm" svg:height="19.049cm" svg:x="0cm" svg:y="0cm">
        <draw:image xlink:href="Pictures/1000000000000CEC000009B10DB262C2.png" xlink:type="simple" xlink:show="embed" xlink:actuate="onLoad">
          <text:p/>
        </draw:image>
      </draw:frame>
      <draw:frame presentation:style-name="Mpr9" draw:layer="backgroundobjects" svg:width="17.78cm" svg:height="1.633cm" svg:x="1.088cm" svg:y="1.632cm" presentation:class="title">
        <draw:text-box>
          <text:p>CLIQUE PARA EDITAR O FORMATO DO TEXTO DO TÍTULO</text:p>
        </draw:text-box>
      </draw:frame>
      <draw:frame presentation:style-name="Mpr10" draw:layer="backgroundobjects" svg:width="22.351cm" svg:height="12.18cm" svg:x="1.27cm" svg:y="5.279cm" presentation:class="outline">
        <draw:text-box>
          <text:list text:style-name="ML4">
            <text:list-item>
              <text:p>Clique para editar o formato do texto da estrutura de tópicos</text:p>
              <text:list>
                <text:list-item>
                  <text:p>2.º Nível da estrutura de tópicos</text:p>
                  <text:list>
                    <text:list-item>
                      <text:p>3.º Nível da estrutura de tópicos</text:p>
                      <text:list>
                        <text:list-item>
                          <text:p>4.º Nível da estrutura de tópicos</text:p>
                          <text:list>
                            <text:list-item>
                              <text:p>5.º Nível da estrutura de tópicos</text:p>
                              <text:list>
                                <text:list-item>
                                  <text:p>6.º Nível da estrutura de tópicos</text:p>
                                  <text:list>
                                    <text:list-item>
                                      <text:p>7.º Nível da estrutura de tópicos</text:p>
                                    </text:list-item>
                                  </text:list>
                                </text:list-item>
                              </text:list>
                            </text:list-item>
                          </text:list>
                        </text:list-item>
                      </text:list>
                    </text:list-item>
                  </text:list>
                </text:list-item>
              </text:list>
            </text:list-item>
          </text:list>
        </draw:text-box>
      </draw:frame>
      <draw:frame presentation:style-name="Mpr11" draw:text-style-name="MP1" draw:layer="backgroundobjects" svg:width="5.917cm" svg:height="1.314cm" svg:x="1.27cm" svg:y="16.51cm" presentation:class="date-time">
        <draw:text-box>
          <text:p text:style-name="MP1"><text:span text:style-name="MT1"><presentation:date-time/></text:span></text:p>
        </draw:text-box>
      </draw:frame>
      <draw:frame presentation:style-name="Mpr11" draw:text-style-name="MP8" draw:layer="backgroundobjects" svg:width="8.051cm" svg:height="1.314cm" svg:x="8.686cm" svg:y="16.51cm" presentation:class="footer">
        <draw:text-box>
          <text:p text:style-name="MP8"><text:span text:style-name="MT1"><presentation:footer/></text:span></text:p>
        </draw:text-box>
      </draw:frame>
      <draw:frame presentation:style-name="Mpr11" draw:text-style-name="MP2" draw:layer="backgroundobjects" svg:width="5.917cm" svg:height="1.314cm" svg:x="18.211cm" svg:y="16.466cm" presentation:class="page-number">
        <draw:text-box>
          <text:p text:style-name="MP2"><text:span text:style-name="MT1"><text:page-number>&lt;number&gt;</text:page-number></text:span></text:p>
        </draw:text-box>
      </draw:frame>
      <presentation:notes style:page-layout-name="PM2">
        <draw:page-thumbnail presentation:style-name="Inspiration-title" draw:layer="backgroundobjects" svg:width="0.001cm" svg:height="0.001cm" svg:x="0cm" svg:y="2.124cm" presentation:class="page"/>
        <draw:frame presentation:style-name="Inspiration-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text:span text:style-name="MT1"><presentation:header/></text:span></text:p>
          </draw:text-box>
        </draw:frame>
        <draw:frame presentation:style-name="Mpr12" draw:text-style-name="MP2" draw:layer="backgroundobjects" svg:width="9.369cm" svg:height="1.396cm" svg:x="12.219cm" svg:y="0cm" presentation:class="date-time">
          <draw:text-box>
            <text:p text:style-name="MP2"><text:span text:style-name="MT1"><presentation:date-time/></text:span></text:p>
          </draw:text-box>
        </draw:frame>
        <draw:frame presentation:style-name="Mpr13" draw:text-style-name="MP1" draw:layer="backgroundobjects" svg:width="9.369cm" svg:height="1.396cm" svg:x="0cm" svg:y="26.543cm" presentation:class="footer">
          <draw:text-box>
            <text:p text:style-name="MP1"><text:span text:style-name="MT1"><presentation:footer/></text:span></text:p>
          </draw:text-box>
        </draw:frame>
        <draw:frame presentation:style-name="Mpr13"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style:master-page style:name="DNA" style:page-layout-name="PM1" draw:style-name="Mdp2">
      <draw:frame draw:style-name="Mgr6" draw:text-style-name="MP7" draw:layer="backgroundobjects" svg:width="25.415cm" svg:height="19.05cm" svg:x="0cm" svg:y="0cm">
        <draw:image xlink:href="Pictures/1000000000000556000003007B1900BC.png" xlink:type="simple" xlink:show="embed" xlink:actuate="onLoad">
          <text:p/>
        </draw:image>
      </draw:frame>
      <draw:frame presentation:style-name="DNA-title" draw:layer="backgroundobjects" svg:width="19.994cm" svg:height="3.18cm" svg:x="4.134cm" svg:y="0.759cm" presentation:class="title" presentation:placeholder="true">
        <draw:text-box/>
      </draw:frame>
      <draw:frame presentation:style-name="DNA-outline1" draw:layer="backgroundobjects" svg:width="19.486cm" svg:height="11.049cm" svg:x="4.134cm" svg:y="4.457cm" presentation:class="outline" presentation:placeholder="true">
        <draw:text-box/>
      </draw:frame>
      <draw:frame presentation:style-name="Mpr14" draw:text-style-name="MP1" draw:layer="backgroundobjects" svg:width="5.917cm" svg:height="1.312cm" svg:x="3.991cm" svg:y="17.353cm" presentation:class="date-time">
        <draw:text-box>
          <text:p text:style-name="MP1"><text:span text:style-name="MT4"><presentation:date-time/></text:span></text:p>
        </draw:text-box>
      </draw:frame>
      <draw:frame presentation:style-name="Mpr14" draw:text-style-name="MP8" draw:layer="backgroundobjects" svg:width="8.051cm" svg:height="1.312cm" svg:x="10.046cm" svg:y="17.353cm" presentation:class="footer">
        <draw:text-box>
          <text:p text:style-name="MP2"><text:span text:style-name="MT4"><presentation:footer/></text:span></text:p>
        </draw:text-box>
      </draw:frame>
      <draw:frame presentation:style-name="Mpr14" draw:text-style-name="MP2" draw:layer="backgroundobjects" svg:width="5.917cm" svg:height="1.312cm" svg:x="18.21cm" svg:y="17.353cm" presentation:class="page-number">
        <draw:text-box>
          <text:p text:style-name="MP2"><text:span text:style-name="MT4"><text:page-number>&lt;number&gt;</text:page-number></text:span></text:p>
        </draw:text-box>
      </draw:frame>
      <presentation:notes style:page-layout-name="PM2">
        <draw:page-thumbnail presentation:style-name="DNA-title" draw:layer="backgroundobjects" svg:width="20.302cm" svg:height="10.476cm" svg:x="0.643cm" svg:y="2.123cm" presentation:class="page"/>
        <draw:frame presentation:style-name="DNA-notes" draw:layer="backgroundobjects" svg:width="17.271cm" svg:height="12.572cm" svg:x="2.159cm" svg:y="13.271cm" presentation:class="notes" presentation:placeholder="true">
          <draw:text-box/>
        </draw:frame>
        <draw:frame presentation:style-name="Mpr15" draw:text-style-name="MP1" draw:layer="backgroundobjects" svg:width="9.369cm" svg:height="1.396cm" svg:x="0cm" svg:y="0cm" presentation:class="header">
          <draw:text-box>
            <text:p text:style-name="MP1"><text:span text:style-name="MT1"><presentation:header/></text:span></text:p>
          </draw:text-box>
        </draw:frame>
        <draw:frame presentation:style-name="Mpr15" draw:text-style-name="MP2" draw:layer="backgroundobjects" svg:width="9.369cm" svg:height="1.396cm" svg:x="12.219cm" svg:y="0cm" presentation:class="date-time">
          <draw:text-box>
            <text:p text:style-name="MP2"><text:span text:style-name="MT1"><presentation:date-time/></text:span></text:p>
          </draw:text-box>
        </draw:frame>
        <draw:frame presentation:style-name="Mpr16" draw:text-style-name="MP1" draw:layer="backgroundobjects" svg:width="9.369cm" svg:height="1.396cm" svg:x="0cm" svg:y="26.543cm" presentation:class="footer">
          <draw:text-box>
            <text:p text:style-name="MP1"><text:span text:style-name="MT1"><presentation:footer/></text:span></text:p>
          </draw:text-box>
        </draw:frame>
        <draw:frame presentation:style-name="Mpr1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style:master-page style:name="PROS_20_Title_20_and_20_Content" style:display-name="PROS Title and Content" style:page-layout-name="PM1" draw:style-name="Mdp1">
      <draw:g draw:name="Group 10">
        <draw:custom-shape draw:name="Freeform 5" draw:style-name="Mgr7" draw:text-style-name="MP5" draw:layer="layout" svg:width="20.778cm" svg:height="2.371cm" svg:x="4.635cm" svg:y="16.739cm">
          <text:p/>
          <draw:enhanced-geometry draw:mirror-horizontal="false" draw:mirror-vertical="false" svg:viewBox="0 0 0 0" draw:text-areas="0 0 ?f10 ?f11" draw:type="ooxml-non-primitive" draw:enhanced-path="M 0 189 C 213 179 1012 192 1683 0 L 1683 8 C 1063 184 334 183 59 189 L 0 189 Z N">
            <draw:equation draw:name="f0" draw:formula="0*logwidth/1683"/>
            <draw:equation draw:name="f1" draw:formula="189*logheight/192"/>
            <draw:equation draw:name="f2" draw:formula="1683*logwidth/1683"/>
            <draw:equation draw:name="f3" draw:formula="0*logheight/192"/>
            <draw:equation draw:name="f4" draw:formula="1683*logwidth/1683"/>
            <draw:equation draw:name="f5" draw:formula="8*logheight/192"/>
            <draw:equation draw:name="f6" draw:formula="59*logwidth/1683"/>
            <draw:equation draw:name="f7" draw:formula="189*logheight/192"/>
            <draw:equation draw:name="f8" draw:formula="0*logwidth/1683"/>
            <draw:equation draw:name="f9" draw:formula="189*logheight/192"/>
            <draw:equation draw:name="f10" draw:formula="logwidth"/>
            <draw:equation draw:name="f11" draw:formula="logheight"/>
          </draw:enhanced-geometry>
        </draw:custom-shape>
        <draw:custom-shape draw:name="Freeform 6" draw:style-name="Mgr8" draw:text-style-name="MP5" draw:layer="layout" svg:width="20.05cm" svg:height="2.235cm" svg:x="5.362cm" svg:y="16.836cm">
          <text:p/>
          <draw:enhanced-geometry draw:mirror-horizontal="false" draw:mirror-vertical="false" svg:viewBox="0 0 0 0" draw:text-areas="0 0 ?f14 ?f15" draw:type="ooxml-non-primitive" draw:enhanced-path="M 0 181 C 275 175 1004 176 1624 0 L 1624 181 1624 181 1624 8 C 1177 136 673 172 323 181 L 0 181 Z N">
            <draw:equation draw:name="f0" draw:formula="0*logwidth/1624"/>
            <draw:equation draw:name="f1" draw:formula="181*logheight/181"/>
            <draw:equation draw:name="f2" draw:formula="1624*logwidth/1624"/>
            <draw:equation draw:name="f3" draw:formula="0*logheight/181"/>
            <draw:equation draw:name="f4" draw:formula="1624*logwidth/1624"/>
            <draw:equation draw:name="f5" draw:formula="181*logheight/181"/>
            <draw:equation draw:name="f6" draw:formula="1624*logwidth/1624"/>
            <draw:equation draw:name="f7" draw:formula="181*logheight/181"/>
            <draw:equation draw:name="f8" draw:formula="1624*logwidth/1624"/>
            <draw:equation draw:name="f9" draw:formula="8*logheight/181"/>
            <draw:equation draw:name="f10" draw:formula="323*logwidth/1624"/>
            <draw:equation draw:name="f11" draw:formula="181*logheight/181"/>
            <draw:equation draw:name="f12" draw:formula="0*logwidth/1624"/>
            <draw:equation draw:name="f13" draw:formula="181*logheight/181"/>
            <draw:equation draw:name="f14" draw:formula="logwidth"/>
            <draw:equation draw:name="f15" draw:formula="logheight"/>
          </draw:enhanced-geometry>
        </draw:custom-shape>
        <draw:custom-shape draw:name="Freeform 7" draw:style-name="Mgr9" draw:text-style-name="MP5" draw:layer="layout" svg:width="16.064cm" svg:height="2.133cm" svg:x="9.349cm" svg:y="16.925cm">
          <text:p/>
          <draw:enhanced-geometry draw:mirror-horizontal="false" draw:mirror-vertical="false" svg:viewBox="0 0 0 0" draw:text-areas="0 0 ?f8 ?f9" draw:type="ooxml-non-primitive" draw:enhanced-path="M 1301 173 L 1301 0 C 854 128 350 164 0 173 L 1301 173 Z N">
            <draw:equation draw:name="f0" draw:formula="1301*logwidth/1301"/>
            <draw:equation draw:name="f1" draw:formula="173*logheight/173"/>
            <draw:equation draw:name="f2" draw:formula="1301*logwidth/1301"/>
            <draw:equation draw:name="f3" draw:formula="0*logheight/173"/>
            <draw:equation draw:name="f4" draw:formula="0*logwidth/1301"/>
            <draw:equation draw:name="f5" draw:formula="173*logheight/173"/>
            <draw:equation draw:name="f6" draw:formula="1301*logwidth/1301"/>
            <draw:equation draw:name="f7" draw:formula="173*logheight/173"/>
            <draw:equation draw:name="f8" draw:formula="logwidth"/>
            <draw:equation draw:name="f9" draw:formula="logheight"/>
          </draw:enhanced-geometry>
        </draw:custom-shape>
      </draw:g>
      <draw:g draw:name="Group 14">
        <draw:custom-shape draw:name="Oval 15" draw:style-name="Mgr10" draw:text-style-name="MP5" draw:layer="layout" svg:width="0.189cm" svg:height="0.189cm" svg:x="24.265cm" svg:y="18.579cm">
          <text:p/>
          <draw:enhanced-geometry draw:mirror-horizontal="false" draw:mirror-vertical="false" svg:viewBox="0 0 0 0" draw:text-areas="?f5 ?f8 ?f6 ?f9"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16" draw:style-name="Mgr11" draw:text-style-name="MP5" draw:layer="layout" svg:width="2.839cm" svg:height="0.8cm" svg:x="21.58cm" svg:y="17.968cm">
          <text:p/>
          <draw:enhanced-geometry draw:mirror-horizontal="false" draw:mirror-vertical="false" svg:viewBox="0 0 0 0" draw:text-areas="0 0 ?f0 ?f1" draw:type="ooxml-non-primitive" draw:enhanced-path="M 656 163 C 656 171 650 177 642 177 634 177 628 171 628 163 628 155 634 149 642 149 650 149 656 155 656 163 Z M 45 137 L 45 179 0 179 0 137 45 137 Z M 132 63 C 132 23 106 6 69 6 L 0 6 0 117 C 0 117 40 119 102 116 122 108 132 91 132 63 Z M 85 64 C 85 85 69 85 53 85 L 45 85 45 84 45 42 45 40 53 40 C 70 40 85 41 85 62 85 63 85 63 85 63 85 63 85 64 85 64 Z M 379 0 C 329 0 283 37 283 89 L 284 99 C 299 97 314 95 330 92 330 92 330 92 330 92 330 91 330 90 330 88 L 330 88 C 330 88 330 88 330 88 330 64 352 42 379 42 399 42 417 54 424 71 439 67 454 62 469 58 455 23 418 0 379 0 Z M 546 1 C 514 1 490 21 487 51 521 39 555 25 585 8 572 4 558 1 546 1 Z M 273 59 C 273 22 247 6 213 6 L 145 6 145 114 C 176 112 211 109 247 104 264 96 273 79 273 59 Z M 226 62 C 226 81 210 83 195 83 L 190 83 190 40 190 39 195 39 C 210 39 226 41 226 60 226 60 226 61 226 61 226 61 226 61 226 62 Z M 428 90 C 428 120 406 141 379 141 359 141 341 129 334 111 318 114 302 116 287 118 298 159 333 185 379 185 434 185 475 146 475 90 475 85 474 80 473 76 458 81 443 85 428 89 428 90 428 90 428 90 Z M 565 74 L 553 70 C 546 68 533 64 533 54 533 54 533 53 533 53 518 59 503 65 487 71 491 95 509 102 533 109 543 111 561 116 561 128 561 140 550 146 539 146 524 146 510 138 499 128 L 480 164 C 497 177 519 184 541 184 558 184 576 179 590 168 604 156 608 138 608 121 608 93 589 81 565 74 Z M 583 51 L 599 20 C 587 27 574 34 561 40 569 42 577 46 583 51 Z M 234 179 L 290 179 247 124 C 231 126 216 127 201 129 L 234 179 Z M 145 179 L 190 179 190 130 C 175 131 160 132 145 133 L 145 179 Z M 631 163 C 631 169 636 174 642 174 648 174 652 169 652 163 652 157 648 152 642 152 636 152 631 157 631 163 Z M 640 170 L 637 170 637 156 C 638 156 640 156 642 156 644 156 646 156 646 157 647 158 648 159 648 160 648 162 647 163 645 163 L 645 163 C 646 164 647 165 647 167 648 169 648 169 648 170 L 645 170 C 645 169 644 168 644 167 644 165 643 165 641 165 L 640 165 640 170 Z M 640 162 L 641 162 C 643 162 644 162 644 160 644 159 644 158 642 158 641 158 640 158 640 158 L 640 162 Z N">
            <draw:equation draw:name="f0" draw:formula="logwidth"/>
            <draw:equation draw:name="f1" draw:formula="logheight"/>
          </draw:enhanced-geometry>
        </draw:custom-shape>
      </draw:g>
      <draw:frame draw:name="Title 1" presentation:style-name="Mpr17" draw:text-style-name="MP5" draw:layer="backgroundobjects" svg:width="22.859cm" svg:height="3.174cm" svg:x="1.27cm" svg:y="0.485cm" presentation:class="title" presentation:user-transformed="true">
        <draw:text-box>
          <text:p text:style-name="MP9"><text:span text:style-name="MT5">Click to edit the title text formatClick to edit Master title style</text:span></text:p>
        </draw:text-box>
      </draw:frame>
      <draw:frame draw:name="Footer Placeholder 4" presentation:style-name="Mpr18" draw:text-style-name="MP11" draw:layer="backgroundobjects" svg:width="0.001cm" svg:height="0.001cm" svg:x="0cm" svg:y="0cm" presentation:class="footer">
        <draw:text-box>
          <text:p text:style-name="MP10"><text:span text:style-name="MT6">© PROS, INC. 2013 <text:s/>| <text:s/>CONFIDENTIAL AND PROPRIETARY <text:s/>|</text:span></text:p>
        </draw:text-box>
      </draw:frame>
      <draw:frame draw:name="Slide Number Placeholder 5" presentation:style-name="Mpr18" draw:text-style-name="MP11" draw:layer="backgroundobjects" svg:width="0.001cm" svg:height="0.001cm" svg:x="0cm" svg:y="0cm" presentation:class="page-number">
        <draw:text-box>
          <text:p text:style-name="MP10"><text:span text:style-name="MT6"><text:page-number>&lt;number&gt;</text:page-number></text:span></text:p>
        </draw:text-box>
      </draw:frame>
      <draw:frame draw:name="Text Placeholder 7" presentation:style-name="Mpr19" draw:text-style-name="MP5" draw:layer="backgroundobjects" svg:width="22.938cm" svg:height="12.659cm" svg:x="1.27cm" svg:y="4.445cm" presentation:class="outline" presentation:user-transformed="true">
        <draw:text-box>
          <text:list text:style-name="ML4">
            <text:list-item>
              <text:p text:style-name="MP12"><text:span text:style-name="MT7">Click to edit the outline text format</text:span></text:p>
              <text:list>
                <text:list-item>
                  <text:p text:style-name="MP12"><text:span text:style-name="MT7">Second Outline Level</text:span></text:p>
                  <text:list>
                    <text:list-item>
                      <text:p text:style-name="MP12"><text:span text:style-name="MT7">Third Outline Level</text:span></text:p>
                      <text:list>
                        <text:list-item>
                          <text:p text:style-name="MP12"><text:span text:style-name="MT7">Fourth Outline Level</text:span></text:p>
                          <text:list>
                            <text:list-item>
                              <text:p text:style-name="MP12"><text:span text:style-name="MT7">Fifth Outline Level</text:span></text:p>
                              <text:list>
                                <text:list-item>
                                  <text:p text:style-name="MP12"><text:span text:style-name="MT7">Sixth Outline Level</text:span></text:p>
                                </text:list-item>
                              </text:list>
                            </text:list-item>
                          </text:list>
                        </text:list-item>
                      </text:list>
                    </text:list-item>
                  </text:list>
                </text:list-item>
              </text:list>
            </text:list-item>
          </text:list>
          <text:list text:style-name="ML5">
            <text:list-item>
              <text:p text:style-name="MP13"><text:span text:style-name="MT7">Seventh Outline LevelClick to edit Master text styles</text:span></text:p>
            </text:list-item>
          </text:list>
          <text:list text:style-name="ML6">
            <text:list-item>
              <text:list>
                <text:list-item>
                  <text:p text:style-name="MP14"><text:span text:style-name="MT8">Second level</text:span></text:p>
                </text:list-item>
              </text:list>
            </text:list-item>
          </text:list>
          <text:list text:style-name="ML7">
            <text:list-item>
              <text:list>
                <text:list-item>
                  <text:list>
                    <text:list-item>
                      <text:p text:style-name="MP15"><text:span text:style-name="MT6">Third level</text:span></text:p>
                    </text:list-item>
                  </text:list>
                </text:list-item>
              </text:list>
            </text:list-item>
          </text:list>
          <text:list text:style-name="ML8">
            <text:list-item>
              <text:list>
                <text:list-item>
                  <text:list>
                    <text:list-item>
                      <text:list>
                        <text:list-item>
                          <text:p text:style-name="MP16"><text:span text:style-name="MT9">Fourth level</text:span></text:p>
                        </text:list-item>
                      </text:list>
                    </text:list-item>
                  </text:list>
                </text:list-item>
              </text:list>
            </text:list-item>
          </text:list>
          <text:list text:style-name="ML9">
            <text:list-item>
              <text:list>
                <text:list-item>
                  <text:list>
                    <text:list-item>
                      <text:list>
                        <text:list-item>
                          <text:list>
                            <text:list-item>
                              <text:p text:style-name="MP16"><text:span text:style-name="MT9">Fifth level</text:span></text:p>
                            </text:list-item>
                          </text:list>
                        </text:list-item>
                      </text:list>
                    </text:list-item>
                  </text:list>
                </text:list-item>
              </text:list>
            </text:list-item>
          </text:list>
        </draw:text-box>
      </draw:frame>
      <draw:frame presentation:style-name="Mpr20" draw:text-style-name="MP1" draw:layer="backgroundobjects" svg:width="5.917cm" svg:height="1.313cm" svg:x="1.27cm" svg:y="17.354cm" presentation:class="date-time">
        <draw:text-box>
          <text:p text:style-name="MP1"><text:span text:style-name="MT1"><presentation:date-time/></text:span></text:p>
        </draw:text-box>
      </draw:frame>
      <presentation:notes style:page-layout-name="PM2">
        <draw:page-thumbnail presentation:style-name="PROS_20_Title_20_and_20_Content-title" draw:layer="backgroundobjects" svg:width="13.968cm" svg:height="10.476cm" svg:x="3.81cm" svg:y="2.123cm" presentation:class="page"/>
        <draw:frame presentation:style-name="PROS_20_Title_20_and_20_Content-notes" draw:layer="backgroundobjects" svg:width="17.271cm" svg:height="12.572cm" svg:x="2.159cm" svg:y="13.271cm" presentation:class="notes" presentation:placeholder="true">
          <draw:text-box/>
        </draw:frame>
        <draw:frame presentation:style-name="Mpr21" draw:text-style-name="MP1" draw:layer="backgroundobjects" svg:width="9.369cm" svg:height="1.396cm" svg:x="0cm" svg:y="0cm" presentation:class="header">
          <draw:text-box>
            <text:p text:style-name="MP1"><text:span text:style-name="MT1"><presentation:header/></text:span></text:p>
          </draw:text-box>
        </draw:frame>
        <draw:frame presentation:style-name="Mpr21" draw:text-style-name="MP2" draw:layer="backgroundobjects" svg:width="9.369cm" svg:height="1.396cm" svg:x="12.22cm" svg:y="0cm" presentation:class="date-time">
          <draw:text-box>
            <text:p text:style-name="MP2"><text:span text:style-name="MT1"><presentation:date-time/></text:span></text:p>
          </draw:text-box>
        </draw:frame>
        <draw:frame presentation:style-name="Mpr22" draw:text-style-name="MP1" draw:layer="backgroundobjects" svg:width="9.369cm" svg:height="1.396cm" svg:x="0cm" svg:y="26.543cm" presentation:class="footer">
          <draw:text-box>
            <text:p text:style-name="MP1"><text:span text:style-name="MT1"><presentation:footer/></text:span></text:p>
          </draw:text-box>
        </draw:frame>
        <draw:frame presentation:style-name="Mpr2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ushGreen" style:page-layout-name="PM1" draw:style-name="Mdp2">
      <draw:frame draw:style-name="Mgr6" draw:text-style-name="MP7" draw:layer="backgroundobjects" svg:width="25.397cm" svg:height="19.061cm" svg:x="0cm" svg:y="0.001cm">
        <draw:image xlink:href="Pictures/2000000100008D2E00004F60669C9559.svg" xlink:type="simple" xlink:show="embed" xlink:actuate="onLoad">
          <text:p/>
        </draw:image>
      </draw:frame>
      <draw:frame presentation:style-name="LushGreen-title" draw:layer="backgroundobjects" svg:width="22.859cm" svg:height="1.991cm" svg:x="1.27cm" svg:y="0.758cm" presentation:class="title" presentation:placeholder="true">
        <draw:text-box/>
      </draw:frame>
      <draw:frame presentation:style-name="LushGreen-outline1" draw:layer="backgroundobjects" svg:width="22.351cm" svg:height="11.049cm" svg:x="1.27cm" svg:y="4.457cm" presentation:class="outline" presentation:placeholder="true">
        <draw:text-box/>
      </draw:frame>
      <draw:frame presentation:style-name="Mpr23" draw:text-style-name="MP1" draw:layer="backgroundobjects" svg:width="5.917cm" svg:height="1.314cm" svg:x="1.27cm" svg:y="17.353cm" presentation:class="date-time">
        <draw:text-box>
          <text:p text:style-name="MP1"><text:span text:style-name="MT1"><presentation:date-time/></text:span></text:p>
        </draw:text-box>
      </draw:frame>
      <draw:frame presentation:style-name="Mpr23" draw:text-style-name="MP8" draw:layer="backgroundobjects" svg:width="8.051cm" svg:height="1.314cm" svg:x="8.685cm" svg:y="17.353cm" presentation:class="footer">
        <draw:text-box>
          <text:p text:style-name="MP8"><text:span text:style-name="MT1"><presentation:footer/></text:span></text:p>
        </draw:text-box>
      </draw:frame>
      <draw:frame presentation:style-name="Mpr23" draw:text-style-name="MP2" draw:layer="backgroundobjects" svg:width="5.917cm" svg:height="1.314cm" svg:x="18.21cm" svg:y="17.353cm" presentation:class="page-number">
        <draw:text-box>
          <text:p text:style-name="MP2"><text:span text:style-name="MT1"><text:page-number>&lt;number&gt;</text:page-number></text:span></text:p>
        </draw:text-box>
      </draw:frame>
      <presentation:notes style:page-layout-name="PM0">
        <draw:page-thumbnail presentation:style-name="LushGreen-title" draw:layer="backgroundobjects" svg:width="15.265cm" svg:height="10.476cm" svg:x="3.161cm" svg:y="2.123cm" presentation:class="page"/>
        <draw:frame presentation:style-name="LushGreen-notes" draw:layer="backgroundobjects" svg:width="17.271cm" svg:height="12.572cm" svg:x="2.159cm" svg:y="13.271cm" presentation:class="notes" presentation:placeholder="true">
          <draw:text-box/>
        </draw:frame>
        <draw:frame presentation:style-name="Mpr24" draw:text-style-name="MP1" draw:layer="backgroundobjects" svg:width="9.369cm" svg:height="1.396cm" svg:x="0cm" svg:y="0cm" presentation:class="header">
          <draw:text-box>
            <text:p text:style-name="MP1"><text:span text:style-name="MT1"><presentation:header/></text:span></text:p>
          </draw:text-box>
        </draw:frame>
        <draw:frame presentation:style-name="Mpr24" draw:text-style-name="MP2" draw:layer="backgroundobjects" svg:width="9.369cm" svg:height="1.396cm" svg:x="12.219cm" svg:y="0cm" presentation:class="date-time">
          <draw:text-box>
            <text:p text:style-name="MP2"><text:span text:style-name="MT1"><presentation:date-time/></text:span></text:p>
          </draw:text-box>
        </draw:frame>
        <draw:frame presentation:style-name="Mpr25" draw:text-style-name="MP1" draw:layer="backgroundobjects" svg:width="9.369cm" svg:height="1.396cm" svg:x="0cm" svg:y="26.543cm" presentation:class="footer">
          <draw:text-box>
            <text:p text:style-name="MP1"><text:span text:style-name="MT1"><presentation:footer/></text:span></text:p>
          </draw:text-box>
        </draw:frame>
        <draw:frame presentation:style-name="Mpr25"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6$Linux_X86_64 LibreOffice_project/360m1$Build-2</meta:generator>
    <dc:date>2013-04-23T16:53:09</dc:date>
    <dc:creator>Jacek Furmankiewicz</dc:creator>
    <meta:editing-duration>PT27M59S</meta:editing-duration>
    <meta:editing-cycles>23</meta:editing-cycles>
    <meta:document-statistic meta:object-count="229"/>
  </office:meta>
</office:document-meta>
</file>